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4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float" office:value="1.95788338163783" calcext:value-type="float">
            <text:p>1.9578833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30840490375472" calcext:value-type="float">
            <text:p>2.3084049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1756793501936" calcext:value-type="float">
            <text:p>1.617567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5785888360665" calcext:value-type="float">
            <text:p>1.9578588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67398409821182" calcext:value-type="float">
            <text:p>1.6739840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2552704964871" calcext:value-type="float">
            <text:p>2.0255270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04602438943838" calcext:value-type="float">
            <text:p>2.0460243894</text:p>
          </table:table-cell>
          <table:table-cell table:number-columns-repeated="4"/>
          <table:table-cell office:value-type="string" calcext:value-type="string">
            <text:p>lépték</text:p>
          </table:table-cell>
          <table:table-cell/>
        </table:table-row>
        <table:table-row table:style-name="ro1">
          <table:table-cell/>
          <table:table-cell office:value-type="float" office:value="1.93207266500582" calcext:value-type="float">
            <text:p>1.93207266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1.97254236415199" calcext:value-type="float">
            <text:p>1.9725423642</text:p>
          </table:table-cell>
          <table:table-cell table:number-columns-repeated="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step</text:p>
          </table:table-cell>
          <table:table-cell table:formula="of:=MAX([.B1:.B1000])" office:value-type="float" office:value="3.33949787256382" calcext:value-type="float">
            <text:p>3.3394978726</text:p>
          </table:table-cell>
        </table:table-row>
        <table:table-row table:style-name="ro1">
          <table:table-cell/>
          <table:table-cell office:value-type="float" office:value="1.86956631044732" calcext:value-type="float">
            <text:p>1.8695663104</text:p>
          </table:table-cell>
          <table:table-cell table:number-columns-repeated="3"/>
          <table:table-cell table:style-name="ce3" table:formula="of:=MIN([.B1:.B1000])" office:value-type="float" office:value="1.38254510416632" calcext:value-type="float">
            <text:p>1.3825451042</text:p>
          </table:table-cell>
          <table:table-cell table:style-name="ce3" table:formula="of:=(MAX([.B1:.B1000])-MIN([.B1:.B1000]))/[.G8]" office:value-type="float" office:value="0.0489238192099375" calcext:value-type="float">
            <text:p>0.0489238192</text:p>
          </table:table-cell>
          <table:table-cell/>
        </table:table-row>
        <table:table-row table:style-name="ro1">
          <table:table-cell/>
          <table:table-cell office:value-type="float" office:value="1.65269472148304" calcext:value-type="float">
            <text:p>1.65269472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$F$10]+[.G11]*[.$G$10]" office:value-type="float" office:value="1.38254510416632" calcext:value-type="float">
            <text:p>1.3825451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.57141354796257" calcext:value-type="float">
            <text:p>1.571413548</text:p>
          </table:table-cell>
          <table:table-cell table:number-columns-repeated="2"/>
          <table:table-cell table:style-name="ce2" table:formula="of:=COUNTIFS([.$B$1:.$B$1000];&quot;&lt;=&quot;&amp;[.F12];[.$B$1:.$B$1000];&quot;&gt;&quot;&amp;[.F11])" office:value-type="float" office:value="2" calcext:value-type="float">
            <text:p>2</text:p>
          </table:table-cell>
          <table:table-cell table:formula="of:=[.$F$10]+[.G12]*[.$G$10]" office:value-type="float" office:value="1.43146892337626" calcext:value-type="float">
            <text:p>1.4314689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.03004660329437" calcext:value-type="float">
            <text:p>2.0300466033</text:p>
          </table:table-cell>
          <table:table-cell table:number-columns-repeated="2"/>
          <table:table-cell table:style-name="ce2" table:formula="of:=COUNTIFS([.$B$1:.$B$1000];&quot;&lt;=&quot;&amp;[.F13];[.$B$1:.$B$1000];&quot;&gt;&quot;&amp;[.F12])" office:value-type="float" office:value="3" calcext:value-type="float">
            <text:p>3</text:p>
          </table:table-cell>
          <table:table-cell table:formula="of:=[.$F$10]+[.G13]*[.$G$10]" office:value-type="float" office:value="1.4803927425862" calcext:value-type="float">
            <text:p>1.48039274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.01456049654445" calcext:value-type="float">
            <text:p>2.0145604965</text:p>
          </table:table-cell>
          <table:table-cell table:number-columns-repeated="2"/>
          <table:table-cell table:style-name="ce2" table:formula="of:=COUNTIFS([.$B$1:.$B$1000];&quot;&lt;=&quot;&amp;[.F14];[.$B$1:.$B$1000];&quot;&gt;&quot;&amp;[.F13])" office:value-type="float" office:value="8" calcext:value-type="float">
            <text:p>8</text:p>
          </table:table-cell>
          <table:table-cell table:formula="of:=[.$F$10]+[.G14]*[.$G$10]" office:value-type="float" office:value="1.52931656179613" calcext:value-type="float">
            <text:p>1.52931656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.89383270166158" calcext:value-type="float">
            <text:p>1.8938327017</text:p>
          </table:table-cell>
          <table:table-cell table:number-columns-repeated="2"/>
          <table:table-cell table:style-name="ce2" table:formula="of:=COUNTIFS([.$B$1:.$B$1000];&quot;&lt;=&quot;&amp;[.F15];[.$B$1:.$B$1000];&quot;&gt;&quot;&amp;[.F14])" office:value-type="float" office:value="12" calcext:value-type="float">
            <text:p>12</text:p>
          </table:table-cell>
          <table:table-cell table:formula="of:=[.$F$10]+[.G15]*[.$G$10]" office:value-type="float" office:value="1.57824038100607" calcext:value-type="float">
            <text:p>1.57824038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87058827184897" calcext:value-type="float">
            <text:p>1.8705882718</text:p>
          </table:table-cell>
          <table:table-cell table:number-columns-repeated="2"/>
          <table:table-cell table:style-name="ce2" table:formula="of:=COUNTIFS([.$B$1:.$B$1000];&quot;&lt;=&quot;&amp;[.F16];[.$B$1:.$B$1000];&quot;&gt;&quot;&amp;[.F15])" office:value-type="float" office:value="10" calcext:value-type="float">
            <text:p>10</text:p>
          </table:table-cell>
          <table:table-cell table:formula="of:=[.$F$10]+[.G16]*[.$G$10]" office:value-type="float" office:value="1.62716420021601" calcext:value-type="float">
            <text:p>1.627164200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.95370667636977" calcext:value-type="float">
            <text:p>1.9537066764</text:p>
          </table:table-cell>
          <table:table-cell table:number-columns-repeated="2"/>
          <table:table-cell table:style-name="ce2" table:formula="of:=COUNTIFS([.$B$1:.$B$1000];&quot;&lt;=&quot;&amp;[.F17];[.$B$1:.$B$1000];&quot;&gt;&quot;&amp;[.F16])" office:value-type="float" office:value="23" calcext:value-type="float">
            <text:p>23</text:p>
          </table:table-cell>
          <table:table-cell table:formula="of:=[.$F$10]+[.G17]*[.$G$10]" office:value-type="float" office:value="1.67608801942595" calcext:value-type="float">
            <text:p>1.67608801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65965584103953" calcext:value-type="float">
            <text:p>1.659655841</text:p>
          </table:table-cell>
          <table:table-cell table:number-columns-repeated="2"/>
          <table:table-cell table:style-name="ce2" table:formula="of:=COUNTIFS([.$B$1:.$B$1000];&quot;&lt;=&quot;&amp;[.F18];[.$B$1:.$B$1000];&quot;&gt;&quot;&amp;[.F17])" office:value-type="float" office:value="17" calcext:value-type="float">
            <text:p>17</text:p>
          </table:table-cell>
          <table:table-cell table:formula="of:=[.$F$10]+[.G18]*[.$G$10]" office:value-type="float" office:value="1.72501183863588" calcext:value-type="float">
            <text:p>1.725011838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5154120777717" calcext:value-type="float">
            <text:p>1.5154120778</text:p>
          </table:table-cell>
          <table:table-cell table:number-columns-repeated="2"/>
          <table:table-cell table:style-name="ce2" table:formula="of:=COUNTIFS([.$B$1:.$B$1000];&quot;&lt;=&quot;&amp;[.F19];[.$B$1:.$B$1000];&quot;&gt;&quot;&amp;[.F18])" office:value-type="float" office:value="6" calcext:value-type="float">
            <text:p>6</text:p>
          </table:table-cell>
          <table:table-cell table:formula="of:=[.$F$10]+[.G19]*[.$G$10]" office:value-type="float" office:value="1.77393565784582" calcext:value-type="float">
            <text:p>1.773935657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.64356903484711" calcext:value-type="float">
            <text:p>1.6435690348</text:p>
          </table:table-cell>
          <table:table-cell table:number-columns-repeated="2"/>
          <table:table-cell table:style-name="ce2" table:formula="of:=COUNTIFS([.$B$1:.$B$1000];&quot;&lt;=&quot;&amp;[.F20];[.$B$1:.$B$1000];&quot;&gt;&quot;&amp;[.F19])" office:value-type="float" office:value="17" calcext:value-type="float">
            <text:p>17</text:p>
          </table:table-cell>
          <table:table-cell table:formula="of:=[.$F$10]+[.G20]*[.$G$10]" office:value-type="float" office:value="1.82285947705576" calcext:value-type="float">
            <text:p>1.822859477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.12936988064751" calcext:value-type="float">
            <text:p>2.129369880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COUNTIFS([.$B$1:.$B$1000];&quot;&lt;=&quot;&amp;[.F21];[.$B$1:.$B$1000];&quot;&gt;&quot;&amp;[.F20])" office:value-type="float" office:value="11" calcext:value-type="float">
            <text:p>11</text:p>
          </table:table-cell>
          <table:table-cell table:formula="of:=[.$F$10]+[.G21]*[.$G$10]" office:value-type="float" office:value="1.8717832962657" calcext:value-type="float">
            <text:p>1.87178329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.78880984569666" calcext:value-type="float">
            <text:p>1.7888098457</text:p>
          </table:table-cell>
          <table:table-cell table:number-columns-repeated="2"/>
          <table:table-cell table:style-name="ce2" table:formula="of:=COUNTIFS([.$B$1:.$B$1000];&quot;&lt;=&quot;&amp;[.F22];[.$B$1:.$B$1000];&quot;&gt;&quot;&amp;[.F21])" office:value-type="float" office:value="15" calcext:value-type="float">
            <text:p>15</text:p>
          </table:table-cell>
          <table:table-cell table:formula="of:=[.$F$10]+[.G22]*[.$G$10]" office:value-type="float" office:value="1.92070711547563" calcext:value-type="float">
            <text:p>1.92070711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.32736487701907" calcext:value-type="float">
            <text:p>2.327364877</text:p>
          </table:table-cell>
          <table:table-cell table:number-columns-repeated="2"/>
          <table:table-cell table:style-name="ce2" table:formula="of:=COUNTIFS([.$B$1:.$B$1000];&quot;&lt;=&quot;&amp;[.F23];[.$B$1:.$B$1000];&quot;&gt;&quot;&amp;[.F22])" office:value-type="float" office:value="13" calcext:value-type="float">
            <text:p>13</text:p>
          </table:table-cell>
          <table:table-cell table:formula="of:=[.$F$10]+[.G23]*[.$G$10]" office:value-type="float" office:value="1.96963093468557" calcext:value-type="float">
            <text:p>1.969630934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.20792552044245" calcext:value-type="float">
            <text:p>2.2079255204</text:p>
          </table:table-cell>
          <table:table-cell table:number-columns-repeated="2"/>
          <table:table-cell table:style-name="ce2" table:formula="of:=COUNTIFS([.$B$1:.$B$1000];&quot;&lt;=&quot;&amp;[.F24];[.$B$1:.$B$1000];&quot;&gt;&quot;&amp;[.F23])" office:value-type="float" office:value="11" calcext:value-type="float">
            <text:p>11</text:p>
          </table:table-cell>
          <table:table-cell table:formula="of:=[.$F$10]+[.G24]*[.$G$10]" office:value-type="float" office:value="2.01855475389551" calcext:value-type="float">
            <text:p>2.018554753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.08313230804318" calcext:value-type="float">
            <text:p>2.083132308</text:p>
          </table:table-cell>
          <table:table-cell table:number-columns-repeated="2"/>
          <table:table-cell table:style-name="ce2" table:formula="of:=COUNTIFS([.$B$1:.$B$1000];&quot;&lt;=&quot;&amp;[.F25];[.$B$1:.$B$1000];&quot;&gt;&quot;&amp;[.F24])" office:value-type="float" office:value="9" calcext:value-type="float">
            <text:p>9</text:p>
          </table:table-cell>
          <table:table-cell table:formula="of:=[.$F$10]+[.G25]*[.$G$10]" office:value-type="float" office:value="2.06747857310545" calcext:value-type="float">
            <text:p>2.06747857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.80936506675143" calcext:value-type="float">
            <text:p>1.8093650668</text:p>
          </table:table-cell>
          <table:table-cell table:number-columns-repeated="2"/>
          <table:table-cell table:style-name="ce2" table:formula="of:=COUNTIFS([.$B$1:.$B$1000];&quot;&lt;=&quot;&amp;[.F26];[.$B$1:.$B$1000];&quot;&gt;&quot;&amp;[.F25])" office:value-type="float" office:value="5" calcext:value-type="float">
            <text:p>5</text:p>
          </table:table-cell>
          <table:table-cell table:formula="of:=[.$F$10]+[.G26]*[.$G$10]" office:value-type="float" office:value="2.11640239231538" calcext:value-type="float">
            <text:p>2.116402392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.63375652048157" calcext:value-type="float">
            <text:p>1.6337565205</text:p>
          </table:table-cell>
          <table:table-cell table:number-columns-repeated="2"/>
          <table:table-cell table:style-name="ce2" table:formula="of:=COUNTIFS([.$B$1:.$B$1000];&quot;&lt;=&quot;&amp;[.F27];[.$B$1:.$B$1000];&quot;&gt;&quot;&amp;[.F26])" office:value-type="float" office:value="6" calcext:value-type="float">
            <text:p>6</text:p>
          </table:table-cell>
          <table:table-cell table:formula="of:=[.$F$10]+[.G27]*[.$G$10]" office:value-type="float" office:value="2.16532621152532" calcext:value-type="float">
            <text:p>2.16532621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.6721049166223" calcext:value-type="float">
            <text:p>1.6721049166</text:p>
          </table:table-cell>
          <table:table-cell table:number-columns-repeated="2"/>
          <table:table-cell table:style-name="ce2" table:formula="of:=COUNTIFS([.$B$1:.$B$1000];&quot;&lt;=&quot;&amp;[.F28];[.$B$1:.$B$1000];&quot;&gt;&quot;&amp;[.F27])" office:value-type="float" office:value="6" calcext:value-type="float">
            <text:p>6</text:p>
          </table:table-cell>
          <table:table-cell table:formula="of:=[.$F$10]+[.G28]*[.$G$10]" office:value-type="float" office:value="2.21425003073526" calcext:value-type="float">
            <text:p>2.214250030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.60660792191897" calcext:value-type="float">
            <text:p>1.6066079219</text:p>
          </table:table-cell>
          <table:table-cell table:number-columns-repeated="2"/>
          <table:table-cell table:style-name="ce2" table:formula="of:=COUNTIFS([.$B$1:.$B$1000];&quot;&lt;=&quot;&amp;[.F29];[.$B$1:.$B$1000];&quot;&gt;&quot;&amp;[.F28])" office:value-type="float" office:value="7" calcext:value-type="float">
            <text:p>7</text:p>
          </table:table-cell>
          <table:table-cell table:formula="of:=[.$F$10]+[.G29]*[.$G$10]" office:value-type="float" office:value="2.2631738499452" calcext:value-type="float">
            <text:p>2.263173849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.86837327601098" calcext:value-type="float">
            <text:p>1.868373276</text:p>
          </table:table-cell>
          <table:table-cell table:number-columns-repeated="2"/>
          <table:table-cell table:style-name="ce2" table:formula="of:=COUNTIFS([.$B$1:.$B$1000];&quot;&lt;=&quot;&amp;[.F30];[.$B$1:.$B$1000];&quot;&gt;&quot;&amp;[.F29])" office:value-type="float" office:value="4" calcext:value-type="float">
            <text:p>4</text:p>
          </table:table-cell>
          <table:table-cell table:formula="of:=[.$F$10]+[.G30]*[.$G$10]" office:value-type="float" office:value="2.31209766915513" calcext:value-type="float">
            <text:p>2.312097669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.56054975791027" calcext:value-type="float">
            <text:p>1.5605497579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table:formula="of:=COUNTIFS([.$B$1:.$B$1000];&quot;&lt;=&quot;&amp;[.F31];[.$B$1:.$B$1000];&quot;&gt;&quot;&amp;[.F30])" office:value-type="float" office:value="3" calcext:value-type="float">
            <text:p>3</text:p>
          </table:table-cell>
          <table:table-cell table:formula="of:=[.$F$10]+[.G31]*[.$G$10]" office:value-type="float" office:value="2.36102148836507" calcext:value-type="float">
            <text:p>2.361021488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.7385955117702" calcext:value-type="float">
            <text:p>1.7385955118</text:p>
          </table:table-cell>
          <table:table-cell table:number-columns-repeated="2"/>
          <table:table-cell table:style-name="ce2" table:formula="of:=COUNTIFS([.$B$1:.$B$1000];&quot;&lt;=&quot;&amp;[.F32];[.$B$1:.$B$1000];&quot;&gt;&quot;&amp;[.F31])" office:value-type="float" office:value="1" calcext:value-type="float">
            <text:p>1</text:p>
          </table:table-cell>
          <table:table-cell table:formula="of:=[.$F$10]+[.G32]*[.$G$10]" office:value-type="float" office:value="2.40994530757501" calcext:value-type="float">
            <text:p>2.409945307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.78409717598042" calcext:value-type="float">
            <text:p>1.784097176</text:p>
          </table:table-cell>
          <table:table-cell table:number-columns-repeated="2"/>
          <table:table-cell table:style-name="ce2" table:formula="of:=COUNTIFS([.$B$1:.$B$1000];&quot;&lt;=&quot;&amp;[.F33];[.$B$1:.$B$1000];&quot;&gt;&quot;&amp;[.F32])" office:value-type="float" office:value="1" calcext:value-type="float">
            <text:p>1</text:p>
          </table:table-cell>
          <table:table-cell table:formula="of:=[.$F$10]+[.G33]*[.$G$10]" office:value-type="float" office:value="2.45886912678495" calcext:value-type="float">
            <text:p>2.458869126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.25014169708287" calcext:value-type="float">
            <text:p>2.2501416971</text:p>
          </table:table-cell>
          <table:table-cell table:number-columns-repeated="2"/>
          <table:table-cell table:style-name="ce2" table:formula="of:=COUNTIFS([.$B$1:.$B$1000];&quot;&lt;=&quot;&amp;[.F34];[.$B$1:.$B$1000];&quot;&gt;&quot;&amp;[.F33])" office:value-type="float" office:value="4" calcext:value-type="float">
            <text:p>4</text:p>
          </table:table-cell>
          <table:table-cell table:formula="of:=[.$F$10]+[.G34]*[.$G$10]" office:value-type="float" office:value="2.50779294599488" calcext:value-type="float">
            <text:p>2.5077929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.65154810059222" calcext:value-type="float">
            <text:p>1.6515481006</text:p>
          </table:table-cell>
          <table:table-cell table:number-columns-repeated="2"/>
          <table:table-cell table:style-name="ce2" table:formula="of:=COUNTIFS([.$B$1:.$B$1000];&quot;&lt;=&quot;&amp;[.F35];[.$B$1:.$B$1000];&quot;&gt;&quot;&amp;[.F34])" office:value-type="float" office:value="1" calcext:value-type="float">
            <text:p>1</text:p>
          </table:table-cell>
          <table:table-cell table:formula="of:=[.$F$10]+[.G35]*[.$G$10]" office:value-type="float" office:value="2.55671676520482" calcext:value-type="float">
            <text:p>2.556716765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1.97105398572511" calcext:value-type="float">
            <text:p>1.9710539857</text:p>
          </table:table-cell>
          <table:table-cell table:number-columns-repeated="2"/>
          <table:table-cell table:style-name="ce2" table:formula="of:=COUNTIFS([.$B$1:.$B$1000];&quot;&lt;=&quot;&amp;[.F36];[.$B$1:.$B$1000];&quot;&gt;&quot;&amp;[.F35])" office:value-type="float" office:value="1" calcext:value-type="float">
            <text:p>1</text:p>
          </table:table-cell>
          <table:table-cell table:formula="of:=[.$F$10]+[.G36]*[.$G$10]" office:value-type="float" office:value="2.60564058441476" calcext:value-type="float">
            <text:p>2.605640584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.72419356729294" calcext:value-type="float">
            <text:p>1.7241935673</text:p>
          </table:table-cell>
          <table:table-cell table:number-columns-repeated="2"/>
          <table:table-cell table:style-name="ce2" table:formula="of:=COUNTIFS([.$B$1:.$B$1000];&quot;&lt;=&quot;&amp;[.F37];[.$B$1:.$B$1000];&quot;&gt;&quot;&amp;[.F36])" office:value-type="float" office:value="0" calcext:value-type="float">
            <text:p>0</text:p>
          </table:table-cell>
          <table:table-cell table:formula="of:=[.$F$10]+[.G37]*[.$G$10]" office:value-type="float" office:value="2.6545644036247" calcext:value-type="float">
            <text:p>2.654564403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1.65849466737791" calcext:value-type="float">
            <text:p>1.6584946674</text:p>
          </table:table-cell>
          <table:table-cell table:number-columns-repeated="2"/>
          <table:table-cell table:style-name="ce2" table:formula="of:=COUNTIFS([.$B$1:.$B$1000];&quot;&lt;=&quot;&amp;[.F38];[.$B$1:.$B$1000];&quot;&gt;&quot;&amp;[.F37])" office:value-type="float" office:value="0" calcext:value-type="float">
            <text:p>0</text:p>
          </table:table-cell>
          <table:table-cell table:formula="of:=[.$F$10]+[.G38]*[.$G$10]" office:value-type="float" office:value="2.70348822283463" calcext:value-type="float">
            <text:p>2.703488222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.55895224606054" calcext:value-type="float">
            <text:p>1.5589522461</text:p>
          </table:table-cell>
          <table:table-cell table:number-columns-repeated="2"/>
          <table:table-cell table:style-name="ce2" table:formula="of:=COUNTIFS([.$B$1:.$B$1000];&quot;&lt;=&quot;&amp;[.F39];[.$B$1:.$B$1000];&quot;&gt;&quot;&amp;[.F38])" office:value-type="float" office:value="1" calcext:value-type="float">
            <text:p>1</text:p>
          </table:table-cell>
          <table:table-cell table:formula="of:=[.$F$10]+[.G39]*[.$G$10]" office:value-type="float" office:value="2.75241204204457" calcext:value-type="float">
            <text:p>2.75241204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.70164711208116" calcext:value-type="float">
            <text:p>1.7016471121</text:p>
          </table:table-cell>
          <table:table-cell table:number-columns-repeated="2"/>
          <table:table-cell table:style-name="ce2" table:formula="of:=COUNTIFS([.$B$1:.$B$1000];&quot;&lt;=&quot;&amp;[.F40];[.$B$1:.$B$1000];&quot;&gt;&quot;&amp;[.F39])" office:value-type="float" office:value="1" calcext:value-type="float">
            <text:p>1</text:p>
          </table:table-cell>
          <table:table-cell table:formula="of:=[.$F$10]+[.G40]*[.$G$10]" office:value-type="float" office:value="2.80133586125451" calcext:value-type="float">
            <text:p>2.801335861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.79307220082354" calcext:value-type="float">
            <text:p>1.793072200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table:formula="of:=COUNTIFS([.$B$1:.$B$1000];&quot;&lt;=&quot;&amp;[.F41];[.$B$1:.$B$1000];&quot;&gt;&quot;&amp;[.F40])" office:value-type="float" office:value="0" calcext:value-type="float">
            <text:p>0</text:p>
          </table:table-cell>
          <table:table-cell table:formula="of:=[.$F$10]+[.G41]*[.$G$10]" office:value-type="float" office:value="2.85025968046445" calcext:value-type="float">
            <text:p>2.850259680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1.97531960016942" calcext:value-type="float">
            <text:p>1.9753196002</text:p>
          </table:table-cell>
          <table:table-cell table:number-columns-repeated="2"/>
          <table:table-cell table:style-name="ce2" table:formula="of:=COUNTIFS([.$B$1:.$B$1000];&quot;&lt;=&quot;&amp;[.F42];[.$B$1:.$B$1000];&quot;&gt;&quot;&amp;[.F41])" office:value-type="float" office:value="0" calcext:value-type="float">
            <text:p>0</text:p>
          </table:table-cell>
          <table:table-cell table:formula="of:=[.$F$10]+[.G42]*[.$G$10]" office:value-type="float" office:value="2.89918349967438" calcext:value-type="float">
            <text:p>2.899183499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1.71807738387908" calcext:value-type="float">
            <text:p>1.7180773839</text:p>
          </table:table-cell>
          <table:table-cell table:number-columns-repeated="2"/>
          <table:table-cell table:style-name="ce2" table:formula="of:=COUNTIFS([.$B$1:.$B$1000];&quot;&lt;=&quot;&amp;[.F43];[.$B$1:.$B$1000];&quot;&gt;&quot;&amp;[.F42])" office:value-type="float" office:value="0" calcext:value-type="float">
            <text:p>0</text:p>
          </table:table-cell>
          <table:table-cell table:formula="of:=[.$F$10]+[.G43]*[.$G$10]" office:value-type="float" office:value="2.94810731888432" calcext:value-type="float">
            <text:p>2.948107318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1.94365566599836" calcext:value-type="float">
            <text:p>1.943655666</text:p>
          </table:table-cell>
          <table:table-cell table:number-columns-repeated="2"/>
          <table:table-cell table:style-name="ce2" table:formula="of:=COUNTIFS([.$B$1:.$B$1000];&quot;&lt;=&quot;&amp;[.F44];[.$B$1:.$B$1000];&quot;&gt;&quot;&amp;[.F43])" office:value-type="float" office:value="0" calcext:value-type="float">
            <text:p>0</text:p>
          </table:table-cell>
          <table:table-cell table:formula="of:=[.$F$10]+[.G44]*[.$G$10]" office:value-type="float" office:value="2.99703113809426" calcext:value-type="float">
            <text:p>2.997031138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1.81511177485286" calcext:value-type="float">
            <text:p>1.8151117749</text:p>
          </table:table-cell>
          <table:table-cell table:number-columns-repeated="2"/>
          <table:table-cell table:style-name="ce2" table:formula="of:=COUNTIFS([.$B$1:.$B$1000];&quot;&lt;=&quot;&amp;[.F45];[.$B$1:.$B$1000];&quot;&gt;&quot;&amp;[.F44])" office:value-type="float" office:value="0" calcext:value-type="float">
            <text:p>0</text:p>
          </table:table-cell>
          <table:table-cell table:formula="of:=[.$F$10]+[.G45]*[.$G$10]" office:value-type="float" office:value="3.0459549573042" calcext:value-type="float">
            <text:p>3.045954957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1.67030895510708" calcext:value-type="float">
            <text:p>1.6703089551</text:p>
          </table:table-cell>
          <table:table-cell table:number-columns-repeated="2"/>
          <table:table-cell table:style-name="ce2" table:formula="of:=COUNTIFS([.$B$1:.$B$1000];&quot;&lt;=&quot;&amp;[.F46];[.$B$1:.$B$1000];&quot;&gt;&quot;&amp;[.F45])" office:value-type="float" office:value="0" calcext:value-type="float">
            <text:p>0</text:p>
          </table:table-cell>
          <table:table-cell table:formula="of:=[.$F$10]+[.G46]*[.$G$10]" office:value-type="float" office:value="3.09487877651413" calcext:value-type="float">
            <text:p>3.094878776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1.84782214293266" calcext:value-type="float">
            <text:p>1.8478221429</text:p>
          </table:table-cell>
          <table:table-cell table:number-columns-repeated="2"/>
          <table:table-cell table:style-name="ce2" table:formula="of:=COUNTIFS([.$B$1:.$B$1000];&quot;&lt;=&quot;&amp;[.F47];[.$B$1:.$B$1000];&quot;&gt;&quot;&amp;[.F46])" office:value-type="float" office:value="0" calcext:value-type="float">
            <text:p>0</text:p>
          </table:table-cell>
          <table:table-cell table:formula="of:=[.$F$10]+[.G47]*[.$G$10]" office:value-type="float" office:value="3.14380259572407" calcext:value-type="float">
            <text:p>3.143802595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1.80132737962506" calcext:value-type="float">
            <text:p>1.8013273796</text:p>
          </table:table-cell>
          <table:table-cell table:number-columns-repeated="2"/>
          <table:table-cell table:style-name="ce2" table:formula="of:=COUNTIFS([.$B$1:.$B$1000];&quot;&lt;=&quot;&amp;[.F48];[.$B$1:.$B$1000];&quot;&gt;&quot;&amp;[.F47])" office:value-type="float" office:value="0" calcext:value-type="float">
            <text:p>0</text:p>
          </table:table-cell>
          <table:table-cell table:formula="of:=[.$F$10]+[.G48]*[.$G$10]" office:value-type="float" office:value="3.19272641493401" calcext:value-type="float">
            <text:p>3.192726414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2.19426745262396" calcext:value-type="float">
            <text:p>2.1942674526</text:p>
          </table:table-cell>
          <table:table-cell table:number-columns-repeated="2"/>
          <table:table-cell table:style-name="ce2" table:formula="of:=COUNTIFS([.$B$1:.$B$1000];&quot;&lt;=&quot;&amp;[.F49];[.$B$1:.$B$1000];&quot;&gt;&quot;&amp;[.F48])" office:value-type="float" office:value="0" calcext:value-type="float">
            <text:p>0</text:p>
          </table:table-cell>
          <table:table-cell table:formula="of:=[.$F$10]+[.G49]*[.$G$10]" office:value-type="float" office:value="3.24165023414395" calcext:value-type="float">
            <text:p>3.241650234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1.74154256488214" calcext:value-type="float">
            <text:p>1.7415425649</text:p>
          </table:table-cell>
          <table:table-cell table:number-columns-repeated="2"/>
          <table:table-cell table:style-name="ce2" table:formula="of:=COUNTIFS([.$B$1:.$B$1000];&quot;&lt;=&quot;&amp;[.F50];[.$B$1:.$B$1000];&quot;&gt;&quot;&amp;[.F49])" office:value-type="float" office:value="0" calcext:value-type="float">
            <text:p>0</text:p>
          </table:table-cell>
          <table:table-cell table:formula="of:=[.$F$10]+[.G50]*[.$G$10]" office:value-type="float" office:value="3.29057405335388" calcext:value-type="float">
            <text:p>3.290574053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1.73019288315501" calcext:value-type="float">
            <text:p>1.7301928832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table:formula="of:=COUNTIFS([.$B$1:.$B$1000];&quot;&lt;=&quot;&amp;[.F51];[.$B$1:.$B$1000];&quot;&gt;&quot;&amp;[.F50])" office:value-type="float" office:value="1" calcext:value-type="float">
            <text:p>1</text:p>
          </table:table-cell>
          <table:table-cell table:formula="of:=[.$F$10]+[.G51]*[.$G$10]" office:value-type="float" office:value="3.33949787256382" calcext:value-type="float">
            <text:p>3.339497872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1.93650455224118" calcext:value-type="float">
            <text:p>1.9365045522</text:p>
          </table:table-cell>
          <table:table-cell table:number-columns-repeated="2"/>
          <table:table-cell table:formula="of:=COUNTIFS([.$B$1:.$B$1000];&quot;&lt;=&quot;&amp;[.F52];[.$B$1:.$B$1000];&quot;&gt;&quot;&amp;[.F51])" office:value-type="float" office:value="0" calcext:value-type="float">
            <text:p>0</text:p>
          </table:table-cell>
          <table:table-cell table:formula="of:=[.$F$10]+[.G52]*[.$G$10]" office:value-type="float" office:value="3.38842169177376" calcext:value-type="float">
            <text:p>3.38842169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1.55078510909438" calcext:value-type="float">
            <text:p>1.5507851091</text:p>
          </table:table-cell>
          <table:table-cell table:number-columns-repeated="2"/>
          <table:table-cell table:formula="of:=COUNTIFS([.$B$1:.$B$1000];&quot;&lt;=&quot;&amp;[.F53];[.$B$1:.$B$1000];&quot;&gt;&quot;&amp;[.F52])" office:value-type="float" office:value="0" calcext:value-type="float">
            <text:p>0</text:p>
          </table:table-cell>
          <table:table-cell table:formula="of:=[.$F$10]+[.G53]*[.$G$10]" office:value-type="float" office:value="3.4373455109837" calcext:value-type="float">
            <text:p>3.43734551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1.62499647510343" calcext:value-type="float">
            <text:p>1.6249964751</text:p>
          </table:table-cell>
          <table:table-cell table:number-columns-repeated="2"/>
          <table:table-cell table:formula="of:=COUNTIFS([.$B$1:.$B$1000];&quot;&lt;=&quot;&amp;[.F54];[.$B$1:.$B$1000];&quot;&gt;&quot;&amp;[.F53])" office:value-type="float" office:value="0" calcext:value-type="float">
            <text:p>0</text:p>
          </table:table-cell>
          <table:table-cell table:formula="of:=[.$F$10]+[.G54]*[.$G$10]" office:value-type="float" office:value="3.48626933019363" calcext:value-type="float">
            <text:p>3.486269330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1.98453852210047" calcext:value-type="float">
            <text:p>1.9845385221</text:p>
          </table:table-cell>
          <table:table-cell table:number-columns-repeated="2"/>
          <table:table-cell table:formula="of:=COUNTIFS([.$B$1:.$B$1000];&quot;&lt;=&quot;&amp;[.F55];[.$B$1:.$B$1000];&quot;&gt;&quot;&amp;[.F54])" office:value-type="float" office:value="0" calcext:value-type="float">
            <text:p>0</text:p>
          </table:table-cell>
          <table:table-cell table:formula="of:=[.$F$10]+[.G55]*[.$G$10]" office:value-type="float" office:value="3.53519314940357" calcext:value-type="float">
            <text:p>3.535193149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1.79557934925048" calcext:value-type="float">
            <text:p>1.7955793493</text:p>
          </table:table-cell>
          <table:table-cell table:number-columns-repeated="2"/>
          <table:table-cell table:formula="of:=COUNTIFS([.$B$1:.$B$1000];&quot;&lt;=&quot;&amp;[.F56];[.$B$1:.$B$1000];&quot;&gt;&quot;&amp;[.F55])" office:value-type="float" office:value="0" calcext:value-type="float">
            <text:p>0</text:p>
          </table:table-cell>
          <table:table-cell table:formula="of:=[.$F$10]+[.G56]*[.$G$10]" office:value-type="float" office:value="3.58411696861351" calcext:value-type="float">
            <text:p>3.584116968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2.16439062268028" calcext:value-type="float">
            <text:p>2.1643906227</text:p>
          </table:table-cell>
          <table:table-cell table:number-columns-repeated="2"/>
          <table:table-cell table:formula="of:=COUNTIFS([.$B$1:.$B$1000];&quot;&lt;=&quot;&amp;[.F57];[.$B$1:.$B$1000];&quot;&gt;&quot;&amp;[.F56])" office:value-type="float" office:value="0" calcext:value-type="float">
            <text:p>0</text:p>
          </table:table-cell>
          <table:table-cell table:formula="of:=[.$F$10]+[.G57]*[.$G$10]" office:value-type="float" office:value="3.63304078782345" calcext:value-type="float">
            <text:p>3.633040787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float" office:value="2.02824266360496" calcext:value-type="float">
            <text:p>2.0282426636</text:p>
          </table:table-cell>
          <table:table-cell table:number-columns-repeated="2"/>
          <table:table-cell table:formula="of:=COUNTIFS([.$B$1:.$B$1000];&quot;&lt;=&quot;&amp;[.F58];[.$B$1:.$B$1000];&quot;&gt;&quot;&amp;[.F57])" office:value-type="float" office:value="0" calcext:value-type="float">
            <text:p>0</text:p>
          </table:table-cell>
          <table:table-cell table:formula="of:=[.$F$10]+[.G58]*[.$G$10]" office:value-type="float" office:value="3.68196460703338" calcext:value-type="float">
            <text:p>3.68196460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float" office:value="2.75104809899284" calcext:value-type="float">
            <text:p>2.751048099</text:p>
          </table:table-cell>
          <table:table-cell table:number-columns-repeated="2"/>
          <table:table-cell table:formula="of:=COUNTIFS([.$B$1:.$B$1000];&quot;&lt;=&quot;&amp;[.F59];[.$B$1:.$B$1000];&quot;&gt;&quot;&amp;[.F58])" office:value-type="float" office:value="0" calcext:value-type="float">
            <text:p>0</text:p>
          </table:table-cell>
          <table:table-cell table:formula="of:=[.$F$10]+[.G59]*[.$G$10]" office:value-type="float" office:value="3.73088842624332" calcext:value-type="float">
            <text:p>3.730888426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float" office:value="1.56850426428724" calcext:value-type="float">
            <text:p>1.5685042643</text:p>
          </table:table-cell>
          <table:table-cell table:number-columns-repeated="2"/>
          <table:table-cell table:formula="of:=COUNTIFS([.$B$1:.$B$1000];&quot;&lt;=&quot;&amp;[.F60];[.$B$1:.$B$1000];&quot;&gt;&quot;&amp;[.F59])" office:value-type="float" office:value="0" calcext:value-type="float">
            <text:p>0</text:p>
          </table:table-cell>
          <table:table-cell table:formula="of:=[.$F$10]+[.G60]*[.$G$10]" office:value-type="float" office:value="3.77981224545326" calcext:value-type="float">
            <text:p>3.779812245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2.03066866969764" calcext:value-type="float">
            <text:p>2.030668669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S([.$B$1:.$B$1000];&quot;&lt;=&quot;&amp;[.F61];[.$B$1:.$B$1000];&quot;&gt;&quot;&amp;[.F60])" office:value-type="float" office:value="0" calcext:value-type="float">
            <text:p>0</text:p>
          </table:table-cell>
          <table:table-cell table:formula="of:=[.$F$10]+[.G61]*[.$G$10]" office:value-type="float" office:value="3.8287360646632" calcext:value-type="float">
            <text:p>3.828736064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1.66149466005705" calcext:value-type="float">
            <text:p>1.6614946601</text:p>
          </table:table-cell>
          <table:table-cell table:number-columns-repeated="2"/>
          <table:table-cell table:formula="of:=COUNTIFS([.$B$1:.$B$1000];&quot;&lt;=&quot;&amp;[.F62];[.$B$1:.$B$1000];&quot;&gt;&quot;&amp;[.F61])" office:value-type="float" office:value="0" calcext:value-type="float">
            <text:p>0</text:p>
          </table:table-cell>
          <table:table-cell table:formula="of:=[.$F$10]+[.G62]*[.$G$10]" office:value-type="float" office:value="3.87765988387313" calcext:value-type="float">
            <text:p>3.877659883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1.7695344793023" calcext:value-type="float">
            <text:p>1.7695344793</text:p>
          </table:table-cell>
          <table:table-cell table:number-columns-repeated="2"/>
          <table:table-cell table:formula="of:=COUNTIFS([.$B$1:.$B$1000];&quot;&lt;=&quot;&amp;[.F63];[.$B$1:.$B$1000];&quot;&gt;&quot;&amp;[.F62])" office:value-type="float" office:value="0" calcext:value-type="float">
            <text:p>0</text:p>
          </table:table-cell>
          <table:table-cell table:formula="of:=[.$F$10]+[.G63]*[.$G$10]" office:value-type="float" office:value="3.92658370308307" calcext:value-type="float">
            <text:p>3.926583703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1.98416168467105" calcext:value-type="float">
            <text:p>1.9841616847</text:p>
          </table:table-cell>
          <table:table-cell table:number-columns-repeated="2"/>
          <table:table-cell table:formula="of:=COUNTIFS([.$B$1:.$B$1000];&quot;&lt;=&quot;&amp;[.F64];[.$B$1:.$B$1000];&quot;&gt;&quot;&amp;[.F63])" office:value-type="float" office:value="0" calcext:value-type="float">
            <text:p>0</text:p>
          </table:table-cell>
          <table:table-cell table:formula="of:=[.$F$10]+[.G64]*[.$G$10]" office:value-type="float" office:value="3.97550752229301" calcext:value-type="float">
            <text:p>3.975507522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float" office:value="1.67340269527792" calcext:value-type="float">
            <text:p>1.6734026953</text:p>
          </table:table-cell>
          <table:table-cell table:number-columns-repeated="2"/>
          <table:table-cell table:formula="of:=COUNTIFS([.$B$1:.$B$1000];&quot;&lt;=&quot;&amp;[.F65];[.$B$1:.$B$1000];&quot;&gt;&quot;&amp;[.F64])" office:value-type="float" office:value="0" calcext:value-type="float">
            <text:p>0</text:p>
          </table:table-cell>
          <table:table-cell table:formula="of:=[.$F$10]+[.G65]*[.$G$10]" office:value-type="float" office:value="4.02443134150295" calcext:value-type="float">
            <text:p>4.024431341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2.05586107904112" calcext:value-type="float">
            <text:p>2.055861079</text:p>
          </table:table-cell>
          <table:table-cell table:number-columns-repeated="2"/>
          <table:table-cell table:formula="of:=COUNTIFS([.$B$1:.$B$1000];&quot;&lt;=&quot;&amp;[.F66];[.$B$1:.$B$1000];&quot;&gt;&quot;&amp;[.F65])" office:value-type="float" office:value="0" calcext:value-type="float">
            <text:p>0</text:p>
          </table:table-cell>
          <table:table-cell table:formula="of:=[.$F$10]+[.G66]*[.$G$10]" office:value-type="float" office:value="4.07335516071289" calcext:value-type="float">
            <text:p>4.073355160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2.50145888125211" calcext:value-type="float">
            <text:p>2.5014588813</text:p>
          </table:table-cell>
          <table:table-cell table:number-columns-repeated="2"/>
          <table:table-cell table:formula="of:=COUNTIFS([.$B$1:.$B$1000];&quot;&lt;=&quot;&amp;[.F67];[.$B$1:.$B$1000];&quot;&gt;&quot;&amp;[.F66])" office:value-type="float" office:value="0" calcext:value-type="float">
            <text:p>0</text:p>
          </table:table-cell>
          <table:table-cell table:formula="of:=[.$F$10]+[.G67]*[.$G$10]" office:value-type="float" office:value="4.12227897992282" calcext:value-type="float">
            <text:p>4.122278979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float" office:value="1.87299655250011" calcext:value-type="float">
            <text:p>1.8729965525</text:p>
          </table:table-cell>
          <table:table-cell table:number-columns-repeated="2"/>
          <table:table-cell table:formula="of:=COUNTIFS([.$B$1:.$B$1000];&quot;&lt;=&quot;&amp;[.F68];[.$B$1:.$B$1000];&quot;&gt;&quot;&amp;[.F67])" office:value-type="float" office:value="0" calcext:value-type="float">
            <text:p>0</text:p>
          </table:table-cell>
          <table:table-cell table:formula="of:=[.$F$10]+[.G68]*[.$G$10]" office:value-type="float" office:value="4.17120279913276" calcext:value-type="float">
            <text:p>4.171202799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1.52171714795734" calcext:value-type="float">
            <text:p>1.521717148</text:p>
          </table:table-cell>
          <table:table-cell table:number-columns-repeated="2"/>
          <table:table-cell table:formula="of:=COUNTIFS([.$B$1:.$B$1000];&quot;&lt;=&quot;&amp;[.F69];[.$B$1:.$B$1000];&quot;&gt;&quot;&amp;[.F68])" office:value-type="float" office:value="0" calcext:value-type="float">
            <text:p>0</text:p>
          </table:table-cell>
          <table:table-cell table:formula="of:=[.$F$10]+[.G69]*[.$G$10]" office:value-type="float" office:value="4.2201266183427" calcext:value-type="float">
            <text:p>4.220126618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float" office:value="1.62378485805803" calcext:value-type="float">
            <text:p>1.6237848581</text:p>
          </table:table-cell>
          <table:table-cell table:number-columns-repeated="2"/>
          <table:table-cell table:formula="of:=COUNTIFS([.$B$1:.$B$1000];&quot;&lt;=&quot;&amp;[.F70];[.$B$1:.$B$1000];&quot;&gt;&quot;&amp;[.F69])" office:value-type="float" office:value="0" calcext:value-type="float">
            <text:p>0</text:p>
          </table:table-cell>
          <table:table-cell table:formula="of:=[.$F$10]+[.G70]*[.$G$10]" office:value-type="float" office:value="4.26905043755264" calcext:value-type="float">
            <text:p>4.269050437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2.01611105857897" calcext:value-type="float">
            <text:p>2.016111058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S([.$B$1:.$B$1000];&quot;&lt;=&quot;&amp;[.F71];[.$B$1:.$B$1000];&quot;&gt;&quot;&amp;[.F70])" office:value-type="float" office:value="0" calcext:value-type="float">
            <text:p>0</text:p>
          </table:table-cell>
          <table:table-cell table:formula="of:=[.$F$10]+[.G71]*[.$G$10]" office:value-type="float" office:value="4.31797425676257" calcext:value-type="float">
            <text:p>4.317974256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3.33949787256382" calcext:value-type="float">
            <text:p>3.3394978726</text:p>
          </table:table-cell>
          <table:table-cell table:number-columns-repeated="2"/>
          <table:table-cell table:formula="of:=COUNTIFS([.$B$1:.$B$1000];&quot;&lt;=&quot;&amp;[.F72];[.$B$1:.$B$1000];&quot;&gt;&quot;&amp;[.F71])" office:value-type="float" office:value="0" calcext:value-type="float">
            <text:p>0</text:p>
          </table:table-cell>
          <table:table-cell table:formula="of:=[.$F$10]+[.G72]*[.$G$10]" office:value-type="float" office:value="4.36689807597251" calcext:value-type="float">
            <text:p>4.366898076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1.68311003786271" calcext:value-type="float">
            <text:p>1.6831100379</text:p>
          </table:table-cell>
          <table:table-cell table:number-columns-repeated="2"/>
          <table:table-cell table:formula="of:=COUNTIFS([.$B$1:.$B$1000];&quot;&lt;=&quot;&amp;[.F73];[.$B$1:.$B$1000];&quot;&gt;&quot;&amp;[.F72])" office:value-type="float" office:value="0" calcext:value-type="float">
            <text:p>0</text:p>
          </table:table-cell>
          <table:table-cell table:formula="of:=[.$F$10]+[.G73]*[.$G$10]" office:value-type="float" office:value="4.41582189518245" calcext:value-type="float">
            <text:p>4.415821895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float" office:value="2.21861067909776" calcext:value-type="float">
            <text:p>2.2186106791</text:p>
          </table:table-cell>
          <table:table-cell table:number-columns-repeated="2"/>
          <table:table-cell table:formula="of:=COUNTIFS([.$B$1:.$B$1000];&quot;&lt;=&quot;&amp;[.F74];[.$B$1:.$B$1000];&quot;&gt;&quot;&amp;[.F73])" office:value-type="float" office:value="0" calcext:value-type="float">
            <text:p>0</text:p>
          </table:table-cell>
          <table:table-cell table:formula="of:=[.$F$10]+[.G74]*[.$G$10]" office:value-type="float" office:value="4.46474571439239" calcext:value-type="float">
            <text:p>4.464745714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1.55929831070428" calcext:value-type="float">
            <text:p>1.5592983107</text:p>
          </table:table-cell>
          <table:table-cell table:number-columns-repeated="2"/>
          <table:table-cell table:formula="of:=COUNTIFS([.$B$1:.$B$1000];&quot;&lt;=&quot;&amp;[.F75];[.$B$1:.$B$1000];&quot;&gt;&quot;&amp;[.F74])" office:value-type="float" office:value="0" calcext:value-type="float">
            <text:p>0</text:p>
          </table:table-cell>
          <table:table-cell table:formula="of:=[.$F$10]+[.G75]*[.$G$10]" office:value-type="float" office:value="4.51366953360232" calcext:value-type="float">
            <text:p>4.513669533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1.68123520428868" calcext:value-type="float">
            <text:p>1.6812352043</text:p>
          </table:table-cell>
          <table:table-cell table:number-columns-repeated="2"/>
          <table:table-cell table:formula="of:=COUNTIFS([.$B$1:.$B$1000];&quot;&lt;=&quot;&amp;[.F76];[.$B$1:.$B$1000];&quot;&gt;&quot;&amp;[.F75])" office:value-type="float" office:value="0" calcext:value-type="float">
            <text:p>0</text:p>
          </table:table-cell>
          <table:table-cell table:formula="of:=[.$F$10]+[.G76]*[.$G$10]" office:value-type="float" office:value="4.56259335281226" calcext:value-type="float">
            <text:p>4.5625933528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2.14493799141705" calcext:value-type="float">
            <text:p>2.1449379914</text:p>
          </table:table-cell>
          <table:table-cell table:number-columns-repeated="2"/>
          <table:table-cell table:formula="of:=COUNTIFS([.$B$1:.$B$1000];&quot;&lt;=&quot;&amp;[.F77];[.$B$1:.$B$1000];&quot;&gt;&quot;&amp;[.F76])" office:value-type="float" office:value="0" calcext:value-type="float">
            <text:p>0</text:p>
          </table:table-cell>
          <table:table-cell table:formula="of:=[.$F$10]+[.G77]*[.$G$10]" office:value-type="float" office:value="4.6115171720222" calcext:value-type="float">
            <text:p>4.61151717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1.63138828598944" calcext:value-type="float">
            <text:p>1.631388286</text:p>
          </table:table-cell>
          <table:table-cell table:number-columns-repeated="2"/>
          <table:table-cell table:formula="of:=COUNTIFS([.$B$1:.$B$1000];&quot;&lt;=&quot;&amp;[.F78];[.$B$1:.$B$1000];&quot;&gt;&quot;&amp;[.F77])" office:value-type="float" office:value="0" calcext:value-type="float">
            <text:p>0</text:p>
          </table:table-cell>
          <table:table-cell table:formula="of:=[.$F$10]+[.G78]*[.$G$10]" office:value-type="float" office:value="4.66044099123214" calcext:value-type="float">
            <text:p>4.660440991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1.59595813396348" calcext:value-type="float">
            <text:p>1.595958134</text:p>
          </table:table-cell>
          <table:table-cell table:number-columns-repeated="2"/>
          <table:table-cell table:formula="of:=COUNTIFS([.$B$1:.$B$1000];&quot;&lt;=&quot;&amp;[.F79];[.$B$1:.$B$1000];&quot;&gt;&quot;&amp;[.F78])" office:value-type="float" office:value="0" calcext:value-type="float">
            <text:p>0</text:p>
          </table:table-cell>
          <table:table-cell table:formula="of:=[.$F$10]+[.G79]*[.$G$10]" office:value-type="float" office:value="4.70936481044207" calcext:value-type="float">
            <text:p>4.709364810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2.47884316963819" calcext:value-type="float">
            <text:p>2.4788431696</text:p>
          </table:table-cell>
          <table:table-cell table:number-columns-repeated="2"/>
          <table:table-cell table:formula="of:=COUNTIFS([.$B$1:.$B$1000];&quot;&lt;=&quot;&amp;[.F80];[.$B$1:.$B$1000];&quot;&gt;&quot;&amp;[.F79])" office:value-type="float" office:value="0" calcext:value-type="float">
            <text:p>0</text:p>
          </table:table-cell>
          <table:table-cell table:formula="of:=[.$F$10]+[.G80]*[.$G$10]" office:value-type="float" office:value="4.75828862965201" calcext:value-type="float">
            <text:p>4.758288629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1.95394350752238" calcext:value-type="float">
            <text:p>1.95394350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S([.$B$1:.$B$1000];&quot;&lt;=&quot;&amp;[.F81];[.$B$1:.$B$1000];&quot;&gt;&quot;&amp;[.F80])" office:value-type="float" office:value="0" calcext:value-type="float">
            <text:p>0</text:p>
          </table:table-cell>
          <table:table-cell table:formula="of:=[.$F$10]+[.G81]*[.$G$10]" office:value-type="float" office:value="4.80721244886195" calcext:value-type="float">
            <text:p>4.807212448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1.86280188211472" calcext:value-type="float">
            <text:p>1.8628018821</text:p>
          </table:table-cell>
          <table:table-cell table:number-columns-repeated="2"/>
          <table:table-cell table:formula="of:=COUNTIFS([.$B$1:.$B$1000];&quot;&lt;=&quot;&amp;[.F82];[.$B$1:.$B$1000];&quot;&gt;&quot;&amp;[.F81])" office:value-type="float" office:value="0" calcext:value-type="float">
            <text:p>0</text:p>
          </table:table-cell>
          <table:table-cell table:formula="of:=[.$F$10]+[.G82]*[.$G$10]" office:value-type="float" office:value="4.85613626807189" calcext:value-type="float">
            <text:p>4.856136268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2.25736285618059" calcext:value-type="float">
            <text:p>2.2573628562</text:p>
          </table:table-cell>
          <table:table-cell table:number-columns-repeated="2"/>
          <table:table-cell table:formula="of:=COUNTIFS([.$B$1:.$B$1000];&quot;&lt;=&quot;&amp;[.F83];[.$B$1:.$B$1000];&quot;&gt;&quot;&amp;[.F82])" office:value-type="float" office:value="0" calcext:value-type="float">
            <text:p>0</text:p>
          </table:table-cell>
          <table:table-cell table:formula="of:=[.$F$10]+[.G83]*[.$G$10]" office:value-type="float" office:value="4.90506008728182" calcext:value-type="float">
            <text:p>4.9050600873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2.19509775192128" calcext:value-type="float">
            <text:p>2.1950977519</text:p>
          </table:table-cell>
          <table:table-cell table:number-columns-repeated="2"/>
          <table:table-cell table:formula="of:=COUNTIFS([.$B$1:.$B$1000];&quot;&lt;=&quot;&amp;[.F84];[.$B$1:.$B$1000];&quot;&gt;&quot;&amp;[.F83])" office:value-type="float" office:value="0" calcext:value-type="float">
            <text:p>0</text:p>
          </table:table-cell>
          <table:table-cell table:formula="of:=[.$F$10]+[.G84]*[.$G$10]" office:value-type="float" office:value="4.95398390649176" calcext:value-type="float">
            <text:p>4.953983906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1.87927078355064" calcext:value-type="float">
            <text:p>1.8792707836</text:p>
          </table:table-cell>
          <table:table-cell table:number-columns-repeated="2"/>
          <table:table-cell table:formula="of:=COUNTIFS([.$B$1:.$B$1000];&quot;&lt;=&quot;&amp;[.F85];[.$B$1:.$B$1000];&quot;&gt;&quot;&amp;[.F84])" office:value-type="float" office:value="0" calcext:value-type="float">
            <text:p>0</text:p>
          </table:table-cell>
          <table:table-cell table:formula="of:=[.$F$10]+[.G85]*[.$G$10]" office:value-type="float" office:value="5.0029077257017" calcext:value-type="float">
            <text:p>5.002907725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1.7841233251465" calcext:value-type="float">
            <text:p>1.7841233251</text:p>
          </table:table-cell>
          <table:table-cell table:number-columns-repeated="2"/>
          <table:table-cell table:formula="of:=COUNTIFS([.$B$1:.$B$1000];&quot;&lt;=&quot;&amp;[.F86];[.$B$1:.$B$1000];&quot;&gt;&quot;&amp;[.F85])" office:value-type="float" office:value="0" calcext:value-type="float">
            <text:p>0</text:p>
          </table:table-cell>
          <table:table-cell table:formula="of:=[.$F$10]+[.G86]*[.$G$10]" office:value-type="float" office:value="5.05183154491164" calcext:value-type="float">
            <text:p>5.051831544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1.6802227941399" calcext:value-type="float">
            <text:p>1.6802227941</text:p>
          </table:table-cell>
          <table:table-cell table:number-columns-repeated="2"/>
          <table:table-cell table:formula="of:=COUNTIFS([.$B$1:.$B$1000];&quot;&lt;=&quot;&amp;[.F87];[.$B$1:.$B$1000];&quot;&gt;&quot;&amp;[.F86])" office:value-type="float" office:value="0" calcext:value-type="float">
            <text:p>0</text:p>
          </table:table-cell>
          <table:table-cell table:formula="of:=[.$F$10]+[.G87]*[.$G$10]" office:value-type="float" office:value="5.10075536412157" calcext:value-type="float">
            <text:p>5.100755364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1.63222163281031" calcext:value-type="float">
            <text:p>1.6322216328</text:p>
          </table:table-cell>
          <table:table-cell table:number-columns-repeated="2"/>
          <table:table-cell table:formula="of:=COUNTIFS([.$B$1:.$B$1000];&quot;&lt;=&quot;&amp;[.F88];[.$B$1:.$B$1000];&quot;&gt;&quot;&amp;[.F87])" office:value-type="float" office:value="0" calcext:value-type="float">
            <text:p>0</text:p>
          </table:table-cell>
          <table:table-cell table:formula="of:=[.$F$10]+[.G88]*[.$G$10]" office:value-type="float" office:value="5.14967918333151" calcext:value-type="float">
            <text:p>5.149679183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2.02246132533209" calcext:value-type="float">
            <text:p>2.0224613253</text:p>
          </table:table-cell>
          <table:table-cell table:number-columns-repeated="2"/>
          <table:table-cell table:formula="of:=COUNTIFS([.$B$1:.$B$1000];&quot;&lt;=&quot;&amp;[.F89];[.$B$1:.$B$1000];&quot;&gt;&quot;&amp;[.F88])" office:value-type="float" office:value="0" calcext:value-type="float">
            <text:p>0</text:p>
          </table:table-cell>
          <table:table-cell table:formula="of:=[.$F$10]+[.G89]*[.$G$10]" office:value-type="float" office:value="5.19860300254145" calcext:value-type="float">
            <text:p>5.198603002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1.73054827907948" calcext:value-type="float">
            <text:p>1.7305482791</text:p>
          </table:table-cell>
          <table:table-cell table:number-columns-repeated="2"/>
          <table:table-cell table:formula="of:=COUNTIFS([.$B$1:.$B$1000];&quot;&lt;=&quot;&amp;[.F90];[.$B$1:.$B$1000];&quot;&gt;&quot;&amp;[.F89])" office:value-type="float" office:value="0" calcext:value-type="float">
            <text:p>0</text:p>
          </table:table-cell>
          <table:table-cell table:formula="of:=[.$F$10]+[.G90]*[.$G$10]" office:value-type="float" office:value="5.24752682175139" calcext:value-type="float">
            <text:p>5.247526821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1.60262752582138" calcext:value-type="float">
            <text:p>1.6026275258</text:p>
          </table:table-cell>
          <table:table-cell table:number-columns-repeated="2"/>
          <table:table-cell table:formula="of:=COUNTIFS([.$B$1:.$B$1000];&quot;&lt;=&quot;&amp;[.F91];[.$B$1:.$B$1000];&quot;&gt;&quot;&amp;[.F90])" office:value-type="float" office:value="0" calcext:value-type="float">
            <text:p>0</text:p>
          </table:table-cell>
          <table:table-cell table:formula="of:=[.$F$10]+[.G91]*[.$G$10]" office:value-type="float" office:value="5.29645064096132" calcext:value-type="float">
            <text:p>5.29645064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1.65350318422912" calcext:value-type="float">
            <text:p>1.6535031842</text:p>
          </table:table-cell>
          <table:table-cell table:number-columns-repeated="2"/>
          <table:table-cell table:formula="of:=COUNTIFS([.$B$1:.$B$1000];&quot;&lt;=&quot;&amp;[.F92];[.$B$1:.$B$1000];&quot;&gt;&quot;&amp;[.F91])" office:value-type="float" office:value="0" calcext:value-type="float">
            <text:p>0</text:p>
          </table:table-cell>
          <table:table-cell table:formula="of:=[.$F$10]+[.G92]*[.$G$10]" office:value-type="float" office:value="5.34537446017126" calcext:value-type="float">
            <text:p>5.345374460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1.93262923174732" calcext:value-type="float">
            <text:p>1.9326292317</text:p>
          </table:table-cell>
          <table:table-cell table:number-columns-repeated="2"/>
          <table:table-cell table:formula="of:=COUNTIFS([.$B$1:.$B$1000];&quot;&lt;=&quot;&amp;[.F93];[.$B$1:.$B$1000];&quot;&gt;&quot;&amp;[.F92])" office:value-type="float" office:value="0" calcext:value-type="float">
            <text:p>0</text:p>
          </table:table-cell>
          <table:table-cell table:formula="of:=[.$F$10]+[.G93]*[.$G$10]" office:value-type="float" office:value="5.3942982793812" calcext:value-type="float">
            <text:p>5.3942982794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1.87448192147524" calcext:value-type="float">
            <text:p>1.8744819215</text:p>
          </table:table-cell>
          <table:table-cell table:number-columns-repeated="2"/>
          <table:table-cell table:formula="of:=COUNTIFS([.$B$1:.$B$1000];&quot;&lt;=&quot;&amp;[.F94];[.$B$1:.$B$1000];&quot;&gt;&quot;&amp;[.F93])" office:value-type="float" office:value="0" calcext:value-type="float">
            <text:p>0</text:p>
          </table:table-cell>
          <table:table-cell table:formula="of:=[.$F$10]+[.G94]*[.$G$10]" office:value-type="float" office:value="5.44322209859114" calcext:value-type="float">
            <text:p>5.443222098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1.91987670799525" calcext:value-type="float">
            <text:p>1.919876708</text:p>
          </table:table-cell>
          <table:table-cell table:number-columns-repeated="2"/>
          <table:table-cell table:formula="of:=COUNTIFS([.$B$1:.$B$1000];&quot;&lt;=&quot;&amp;[.F95];[.$B$1:.$B$1000];&quot;&gt;&quot;&amp;[.F94])" office:value-type="float" office:value="0" calcext:value-type="float">
            <text:p>0</text:p>
          </table:table-cell>
          <table:table-cell table:formula="of:=[.$F$10]+[.G95]*[.$G$10]" office:value-type="float" office:value="5.49214591780107" calcext:value-type="float">
            <text:p>5.4921459178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1.81871078683645" calcext:value-type="float">
            <text:p>1.8187107868</text:p>
          </table:table-cell>
          <table:table-cell table:number-columns-repeated="2"/>
          <table:table-cell table:formula="of:=COUNTIFS([.$B$1:.$B$1000];&quot;&lt;=&quot;&amp;[.F96];[.$B$1:.$B$1000];&quot;&gt;&quot;&amp;[.F95])" office:value-type="float" office:value="0" calcext:value-type="float">
            <text:p>0</text:p>
          </table:table-cell>
          <table:table-cell table:formula="of:=[.$F$10]+[.G96]*[.$G$10]" office:value-type="float" office:value="5.54106973701101" calcext:value-type="float">
            <text:p>5.54106973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1.77932140932943" calcext:value-type="float">
            <text:p>1.7793214093</text:p>
          </table:table-cell>
          <table:table-cell table:number-columns-repeated="2"/>
          <table:table-cell table:formula="of:=COUNTIFS([.$B$1:.$B$1000];&quot;&lt;=&quot;&amp;[.F97];[.$B$1:.$B$1000];&quot;&gt;&quot;&amp;[.F96])" office:value-type="float" office:value="0" calcext:value-type="float">
            <text:p>0</text:p>
          </table:table-cell>
          <table:table-cell table:formula="of:=[.$F$10]+[.G97]*[.$G$10]" office:value-type="float" office:value="5.58999355622095" calcext:value-type="float">
            <text:p>5.589993556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2.126290237161" calcext:value-type="float">
            <text:p>2.1262902372</text:p>
          </table:table-cell>
          <table:table-cell table:number-columns-repeated="2"/>
          <table:table-cell table:formula="of:=COUNTIFS([.$B$1:.$B$1000];&quot;&lt;=&quot;&amp;[.F98];[.$B$1:.$B$1000];&quot;&gt;&quot;&amp;[.F97])" office:value-type="float" office:value="0" calcext:value-type="float">
            <text:p>0</text:p>
          </table:table-cell>
          <table:table-cell table:formula="of:=[.$F$10]+[.G98]*[.$G$10]" office:value-type="float" office:value="5.63891737543089" calcext:value-type="float">
            <text:p>5.6389173754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2.36676819621919" calcext:value-type="float">
            <text:p>2.3667681962</text:p>
          </table:table-cell>
          <table:table-cell table:number-columns-repeated="2"/>
          <table:table-cell table:formula="of:=COUNTIFS([.$B$1:.$B$1000];&quot;&lt;=&quot;&amp;[.F99];[.$B$1:.$B$1000];&quot;&gt;&quot;&amp;[.F98])" office:value-type="float" office:value="0" calcext:value-type="float">
            <text:p>0</text:p>
          </table:table-cell>
          <table:table-cell table:formula="of:=[.$F$10]+[.G99]*[.$G$10]" office:value-type="float" office:value="5.68784119464082" calcext:value-type="float">
            <text:p>5.687841194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1.56107934880528" calcext:value-type="float">
            <text:p>1.5610793488</text:p>
          </table:table-cell>
          <table:table-cell table:number-columns-repeated="2"/>
          <table:table-cell table:formula="of:=COUNTIFS([.$B$1:.$B$1000];&quot;&lt;=&quot;&amp;[.F100];[.$B$1:.$B$1000];&quot;&gt;&quot;&amp;[.F99])" office:value-type="float" office:value="0" calcext:value-type="float">
            <text:p>0</text:p>
          </table:table-cell>
          <table:table-cell table:formula="of:=[.$F$10]+[.G100]*[.$G$10]" office:value-type="float" office:value="5.73676501385076" calcext:value-type="float">
            <text:p>5.736765013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table:style-name="Default" office:value-type="float" office:value="1.38254510416632" calcext:value-type="float">
            <text:p>1.3825451042</text:p>
          </table:table-cell>
          <table:table-cell table:number-columns-repeated="2"/>
          <table:table-cell table:formula="of:=COUNTIFS([.$B$1:.$B$1000];&quot;&lt;=&quot;&amp;[.F101];[.$B$1:.$B$1000];&quot;&gt;&quot;&amp;[.F100])" office:value-type="float" office:value="0" calcext:value-type="float">
            <text:p>0</text:p>
          </table:table-cell>
          <table:table-cell table:formula="of:=[.$F$10]+[.G101]*[.$G$10]" office:value-type="float" office:value="5.7856888330607" calcext:value-type="float">
            <text:p>5.785688833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style-name="Default" office:value-type="float" office:value="1.60965184815185" calcext:value-type="float">
            <text:p>1.6096518482</text:p>
          </table:table-cell>
          <table:table-cell table:number-columns-repeated="2"/>
          <table:table-cell table:formula="of:=COUNTIFS([.$B$1:.$B$1000];&quot;&lt;=&quot;&amp;[.F102];[.$B$1:.$B$1000];&quot;&gt;&quot;&amp;[.F101])" office:value-type="float" office:value="0" calcext:value-type="float">
            <text:p>0</text:p>
          </table:table-cell>
          <table:table-cell table:formula="of:=[.$F$10]+[.G102]*[.$G$10]" office:value-type="float" office:value="5.83461265227064" calcext:value-type="float">
            <text:p>5.834612652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table:style-name="Default" office:value-type="float" office:value="2.11677703721642" calcext:value-type="float">
            <text:p>2.1167770372</text:p>
          </table:table-cell>
          <table:table-cell table:number-columns-repeated="2"/>
          <table:table-cell table:formula="of:=COUNTIFS([.$B$1:.$B$1000];&quot;&lt;=&quot;&amp;[.F103];[.$B$1:.$B$1000];&quot;&gt;&quot;&amp;[.F102])" office:value-type="float" office:value="0" calcext:value-type="float">
            <text:p>0</text:p>
          </table:table-cell>
          <table:table-cell table:formula="of:=[.$F$10]+[.G103]*[.$G$10]" office:value-type="float" office:value="5.88353647148057" calcext:value-type="float">
            <text:p>5.88353647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table:style-name="Default" office:value-type="float" office:value="1.94014869642142" calcext:value-type="float">
            <text:p>1.9401486964</text:p>
          </table:table-cell>
          <table:table-cell table:number-columns-repeated="2"/>
          <table:table-cell table:formula="of:=COUNTIFS([.$B$1:.$B$1000];&quot;&lt;=&quot;&amp;[.F104];[.$B$1:.$B$1000];&quot;&gt;&quot;&amp;[.F103])" office:value-type="float" office:value="0" calcext:value-type="float">
            <text:p>0</text:p>
          </table:table-cell>
          <table:table-cell table:formula="of:=[.$F$10]+[.G104]*[.$G$10]" office:value-type="float" office:value="5.93246029069051" calcext:value-type="float">
            <text:p>5.932460290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table:style-name="Default" office:value-type="float" office:value="2.56657825732069" calcext:value-type="float">
            <text:p>2.5665782573</text:p>
          </table:table-cell>
          <table:table-cell table:number-columns-repeated="2"/>
          <table:table-cell table:formula="of:=COUNTIFS([.$B$1:.$B$1000];&quot;&lt;=&quot;&amp;[.F105];[.$B$1:.$B$1000];&quot;&gt;&quot;&amp;[.F104])" office:value-type="float" office:value="0" calcext:value-type="float">
            <text:p>0</text:p>
          </table:table-cell>
          <table:table-cell table:formula="of:=[.$F$10]+[.G105]*[.$G$10]" office:value-type="float" office:value="5.98138410990045" calcext:value-type="float">
            <text:p>5.981384109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table:style-name="Default" office:value-type="float" office:value="1.57502148580936" calcext:value-type="float">
            <text:p>1.5750214858</text:p>
          </table:table-cell>
          <table:table-cell table:number-columns-repeated="2"/>
          <table:table-cell table:formula="of:=COUNTIFS([.$B$1:.$B$1000];&quot;&lt;=&quot;&amp;[.F106];[.$B$1:.$B$1000];&quot;&gt;&quot;&amp;[.F105])" office:value-type="float" office:value="0" calcext:value-type="float">
            <text:p>0</text:p>
          </table:table-cell>
          <table:table-cell table:formula="of:=[.$F$10]+[.G106]*[.$G$10]" office:value-type="float" office:value="6.03030792911039" calcext:value-type="float">
            <text:p>6.030307929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table:style-name="Default" office:value-type="float" office:value="1.80341604130998" calcext:value-type="float">
            <text:p>1.8034160413</text:p>
          </table:table-cell>
          <table:table-cell table:number-columns-repeated="2"/>
          <table:table-cell table:formula="of:=COUNTIFS([.$B$1:.$B$1000];&quot;&lt;=&quot;&amp;[.F107];[.$B$1:.$B$1000];&quot;&gt;&quot;&amp;[.F106])" office:value-type="float" office:value="0" calcext:value-type="float">
            <text:p>0</text:p>
          </table:table-cell>
          <table:table-cell table:formula="of:=[.$F$10]+[.G107]*[.$G$10]" office:value-type="float" office:value="6.07923174832032" calcext:value-type="float">
            <text:p>6.0792317483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table:style-name="Default" office:value-type="float" office:value="2.11276945781492" calcext:value-type="float">
            <text:p>2.1127694578</text:p>
          </table:table-cell>
          <table:table-cell table:number-columns-repeated="2"/>
          <table:table-cell table:formula="of:=COUNTIFS([.$B$1:.$B$1000];&quot;&lt;=&quot;&amp;[.F108];[.$B$1:.$B$1000];&quot;&gt;&quot;&amp;[.F107])" office:value-type="float" office:value="0" calcext:value-type="float">
            <text:p>0</text:p>
          </table:table-cell>
          <table:table-cell table:formula="of:=[.$F$10]+[.G108]*[.$G$10]" office:value-type="float" office:value="6.12815556753026" calcext:value-type="float">
            <text:p>6.128155567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style-name="Default" office:value-type="float" office:value="1.63854463381736" calcext:value-type="float">
            <text:p>1.6385446338</text:p>
          </table:table-cell>
          <table:table-cell table:number-columns-repeated="2"/>
          <table:table-cell table:formula="of:=COUNTIFS([.$B$1:.$B$1000];&quot;&lt;=&quot;&amp;[.F109];[.$B$1:.$B$1000];&quot;&gt;&quot;&amp;[.F108])" office:value-type="float" office:value="0" calcext:value-type="float">
            <text:p>0</text:p>
          </table:table-cell>
          <table:table-cell table:formula="of:=[.$F$10]+[.G109]*[.$G$10]" office:value-type="float" office:value="6.1770793867402" calcext:value-type="float">
            <text:p>6.1770793867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table:style-name="Default" office:value-type="float" office:value="1.75347648143102" calcext:value-type="float">
            <text:p>1.7534764814</text:p>
          </table:table-cell>
          <table:table-cell table:number-columns-repeated="2"/>
          <table:table-cell table:formula="of:=COUNTIFS([.$B$1:.$B$1000];&quot;&lt;=&quot;&amp;[.F110];[.$B$1:.$B$1000];&quot;&gt;&quot;&amp;[.F109])" office:value-type="float" office:value="0" calcext:value-type="float">
            <text:p>0</text:p>
          </table:table-cell>
          <table:table-cell table:formula="of:=[.$F$10]+[.G110]*[.$G$10]" office:value-type="float" office:value="6.22600320595014" calcext:value-type="float">
            <text:p>6.22600320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table:style-name="Default" office:value-type="float" office:value="2.09762676885403" calcext:value-type="float">
            <text:p>2.0976267689</text:p>
          </table:table-cell>
          <table:table-cell table:number-columns-repeated="2"/>
          <table:table-cell table:formula="of:=COUNTIFS([.$B$1:.$B$1000];&quot;&lt;=&quot;&amp;[.F111];[.$B$1:.$B$1000];&quot;&gt;&quot;&amp;[.F110])" office:value-type="float" office:value="0" calcext:value-type="float">
            <text:p>0</text:p>
          </table:table-cell>
          <table:table-cell table:formula="of:=[.$F$10]+[.G111]*[.$G$10]" office:value-type="float" office:value="6.27492702516007" calcext:value-type="float">
            <text:p>6.274927025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style-name="Default" office:value-type="float" office:value="2.07113202061688" calcext:value-type="float">
            <text:p>2.0711320206</text:p>
          </table:table-cell>
          <table:table-cell table:number-columns-repeated="2"/>
          <table:table-cell table:formula="of:=COUNTIFS([.$B$1:.$B$1000];&quot;&lt;=&quot;&amp;[.F112];[.$B$1:.$B$1000];&quot;&gt;&quot;&amp;[.F111])" office:value-type="float" office:value="0" calcext:value-type="float">
            <text:p>0</text:p>
          </table:table-cell>
          <table:table-cell table:formula="of:=[.$F$10]+[.G112]*[.$G$10]" office:value-type="float" office:value="6.32385084437001" calcext:value-type="float">
            <text:p>6.323850844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table:style-name="Default" office:value-type="float" office:value="1.71354897739746" calcext:value-type="float">
            <text:p>1.7135489774</text:p>
          </table:table-cell>
          <table:table-cell table:number-columns-repeated="2"/>
          <table:table-cell table:formula="of:=COUNTIFS([.$B$1:.$B$1000];&quot;&lt;=&quot;&amp;[.F113];[.$B$1:.$B$1000];&quot;&gt;&quot;&amp;[.F112])" office:value-type="float" office:value="0" calcext:value-type="float">
            <text:p>0</text:p>
          </table:table-cell>
          <table:table-cell table:formula="of:=[.$F$10]+[.G113]*[.$G$10]" office:value-type="float" office:value="6.37277466357995" calcext:value-type="float">
            <text:p>6.372774663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table:style-name="Default" office:value-type="float" office:value="1.70187136152287" calcext:value-type="float">
            <text:p>1.7018713615</text:p>
          </table:table-cell>
          <table:table-cell table:number-columns-repeated="2"/>
          <table:table-cell table:formula="of:=COUNTIFS([.$B$1:.$B$1000];&quot;&lt;=&quot;&amp;[.F114];[.$B$1:.$B$1000];&quot;&gt;&quot;&amp;[.F113])" office:value-type="float" office:value="0" calcext:value-type="float">
            <text:p>0</text:p>
          </table:table-cell>
          <table:table-cell table:formula="of:=[.$F$10]+[.G114]*[.$G$10]" office:value-type="float" office:value="6.42169848278989" calcext:value-type="float">
            <text:p>6.421698482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table:style-name="Default" office:value-type="float" office:value="2.20768449283601" calcext:value-type="float">
            <text:p>2.2076844928</text:p>
          </table:table-cell>
          <table:table-cell table:number-columns-repeated="2"/>
          <table:table-cell table:formula="of:=COUNTIFS([.$B$1:.$B$1000];&quot;&lt;=&quot;&amp;[.F115];[.$B$1:.$B$1000];&quot;&gt;&quot;&amp;[.F114])" office:value-type="float" office:value="0" calcext:value-type="float">
            <text:p>0</text:p>
          </table:table-cell>
          <table:table-cell table:formula="of:=[.$F$10]+[.G115]*[.$G$10]" office:value-type="float" office:value="6.47062230199982" calcext:value-type="float">
            <text:p>6.470622302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Default" office:value-type="float" office:value="1.44388618844679" calcext:value-type="float">
            <text:p>1.4438861884</text:p>
          </table:table-cell>
          <table:table-cell table:number-columns-repeated="2"/>
          <table:table-cell table:formula="of:=COUNTIFS([.$B$1:.$B$1000];&quot;&lt;=&quot;&amp;[.F116];[.$B$1:.$B$1000];&quot;&gt;&quot;&amp;[.F115])" office:value-type="float" office:value="0" calcext:value-type="float">
            <text:p>0</text:p>
          </table:table-cell>
          <table:table-cell table:formula="of:=[.$F$10]+[.G116]*[.$G$10]" office:value-type="float" office:value="6.51954612120976" calcext:value-type="float">
            <text:p>6.5195461212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style-name="Default" office:value-type="float" office:value="2.25509381639684" calcext:value-type="float">
            <text:p>2.2550938164</text:p>
          </table:table-cell>
          <table:table-cell table:number-columns-repeated="2"/>
          <table:table-cell table:formula="of:=COUNTIFS([.$B$1:.$B$1000];&quot;&lt;=&quot;&amp;[.F117];[.$B$1:.$B$1000];&quot;&gt;&quot;&amp;[.F116])" office:value-type="float" office:value="0" calcext:value-type="float">
            <text:p>0</text:p>
          </table:table-cell>
          <table:table-cell table:formula="of:=[.$F$10]+[.G117]*[.$G$10]" office:value-type="float" office:value="6.5684699404197" calcext:value-type="float">
            <text:p>6.5684699404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table:style-name="Default" office:value-type="float" office:value="1.88611644808614" calcext:value-type="float">
            <text:p>1.8861164481</text:p>
          </table:table-cell>
          <table:table-cell table:number-columns-repeated="2"/>
          <table:table-cell table:formula="of:=COUNTIFS([.$B$1:.$B$1000];&quot;&lt;=&quot;&amp;[.F118];[.$B$1:.$B$1000];&quot;&gt;&quot;&amp;[.F117])" office:value-type="float" office:value="0" calcext:value-type="float">
            <text:p>0</text:p>
          </table:table-cell>
          <table:table-cell table:formula="of:=[.$F$10]+[.G118]*[.$G$10]" office:value-type="float" office:value="6.61739375962964" calcext:value-type="float">
            <text:p>6.6173937596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table:style-name="Default" office:value-type="float" office:value="1.6524056370117" calcext:value-type="float">
            <text:p>1.652405637</text:p>
          </table:table-cell>
          <table:table-cell table:number-columns-repeated="2"/>
          <table:table-cell table:formula="of:=COUNTIFS([.$B$1:.$B$1000];&quot;&lt;=&quot;&amp;[.F119];[.$B$1:.$B$1000];&quot;&gt;&quot;&amp;[.F118])" office:value-type="float" office:value="0" calcext:value-type="float">
            <text:p>0</text:p>
          </table:table-cell>
          <table:table-cell table:formula="of:=[.$F$10]+[.G119]*[.$G$10]" office:value-type="float" office:value="6.66631757883957" calcext:value-type="float">
            <text:p>6.6663175788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table:style-name="Default" office:value-type="float" office:value="1.50913146673753" calcext:value-type="float">
            <text:p>1.5091314667</text:p>
          </table:table-cell>
          <table:table-cell table:number-columns-repeated="2"/>
          <table:table-cell table:formula="of:=COUNTIFS([.$B$1:.$B$1000];&quot;&lt;=&quot;&amp;[.F120];[.$B$1:.$B$1000];&quot;&gt;&quot;&amp;[.F119])" office:value-type="float" office:value="0" calcext:value-type="float">
            <text:p>0</text:p>
          </table:table-cell>
          <table:table-cell table:formula="of:=[.$F$10]+[.G120]*[.$G$10]" office:value-type="float" office:value="6.71524139804951" calcext:value-type="float">
            <text:p>6.715241398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table:style-name="Default" office:value-type="float" office:value="2.236599282872" calcext:value-type="float">
            <text:p>2.2365992829</text:p>
          </table:table-cell>
          <table:table-cell table:number-columns-repeated="2"/>
          <table:table-cell table:formula="of:=COUNTIFS([.$B$1:.$B$1000];&quot;&lt;=&quot;&amp;[.F121];[.$B$1:.$B$1000];&quot;&gt;&quot;&amp;[.F120])" office:value-type="float" office:value="0" calcext:value-type="float">
            <text:p>0</text:p>
          </table:table-cell>
          <table:table-cell table:formula="of:=[.$F$10]+[.G121]*[.$G$10]" office:value-type="float" office:value="6.76416521725945" calcext:value-type="float">
            <text:p>6.7641652173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table:style-name="Default" office:value-type="float" office:value="2.26636066290611" calcext:value-type="float">
            <text:p>2.2663606629</text:p>
          </table:table-cell>
          <table:table-cell table:number-columns-repeated="2"/>
          <table:table-cell table:formula="of:=COUNTIFS([.$B$1:.$B$1000];&quot;&lt;=&quot;&amp;[.F122];[.$B$1:.$B$1000];&quot;&gt;&quot;&amp;[.F121])" office:value-type="float" office:value="0" calcext:value-type="float">
            <text:p>0</text:p>
          </table:table-cell>
          <table:table-cell table:formula="of:=[.$F$10]+[.G122]*[.$G$10]" office:value-type="float" office:value="6.81308903646939" calcext:value-type="float">
            <text:p>6.8130890365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table:style-name="Default" office:value-type="float" office:value="2.24161436823558" calcext:value-type="float">
            <text:p>2.2416143682</text:p>
          </table:table-cell>
          <table:table-cell table:number-columns-repeated="2"/>
          <table:table-cell table:formula="of:=COUNTIFS([.$B$1:.$B$1000];&quot;&lt;=&quot;&amp;[.F123];[.$B$1:.$B$1000];&quot;&gt;&quot;&amp;[.F122])" office:value-type="float" office:value="0" calcext:value-type="float">
            <text:p>0</text:p>
          </table:table-cell>
          <table:table-cell table:formula="of:=[.$F$10]+[.G123]*[.$G$10]" office:value-type="float" office:value="6.86201285567932" calcext:value-type="float">
            <text:p>6.8620128557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table:style-name="Default" office:value-type="float" office:value="1.91638573043118" calcext:value-type="float">
            <text:p>1.9163857304</text:p>
          </table:table-cell>
          <table:table-cell table:number-columns-repeated="2"/>
          <table:table-cell table:formula="of:=COUNTIFS([.$B$1:.$B$1000];&quot;&lt;=&quot;&amp;[.F124];[.$B$1:.$B$1000];&quot;&gt;&quot;&amp;[.F123])" office:value-type="float" office:value="0" calcext:value-type="float">
            <text:p>0</text:p>
          </table:table-cell>
          <table:table-cell table:formula="of:=[.$F$10]+[.G124]*[.$G$10]" office:value-type="float" office:value="6.91093667488926" calcext:value-type="float">
            <text:p>6.9109366749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table:style-name="Default" office:value-type="float" office:value="2.06123382285504" calcext:value-type="float">
            <text:p>2.0612338229</text:p>
          </table:table-cell>
          <table:table-cell table:number-columns-repeated="2"/>
          <table:table-cell table:formula="of:=COUNTIFS([.$B$1:.$B$1000];&quot;&lt;=&quot;&amp;[.F125];[.$B$1:.$B$1000];&quot;&gt;&quot;&amp;[.F124])" office:value-type="float" office:value="0" calcext:value-type="float">
            <text:p>0</text:p>
          </table:table-cell>
          <table:table-cell table:formula="of:=[.$F$10]+[.G125]*[.$G$10]" office:value-type="float" office:value="6.9598604940992" calcext:value-type="float">
            <text:p>6.959860494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table:style-name="Default" office:value-type="float" office:value="1.6047571625905" calcext:value-type="float">
            <text:p>1.6047571626</text:p>
          </table:table-cell>
          <table:table-cell table:number-columns-repeated="2"/>
          <table:table-cell table:formula="of:=COUNTIFS([.$B$1:.$B$1000];&quot;&lt;=&quot;&amp;[.F126];[.$B$1:.$B$1000];&quot;&gt;&quot;&amp;[.F125])" office:value-type="float" office:value="0" calcext:value-type="float">
            <text:p>0</text:p>
          </table:table-cell>
          <table:table-cell table:formula="of:=[.$F$10]+[.G126]*[.$G$10]" office:value-type="float" office:value="7.00878431330914" calcext:value-type="float">
            <text:p>7.0087843133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table:style-name="Default" office:value-type="float" office:value="1.69231746255989" calcext:value-type="float">
            <text:p>1.6923174626</text:p>
          </table:table-cell>
          <table:table-cell table:number-columns-repeated="2"/>
          <table:table-cell table:formula="of:=COUNTIFS([.$B$1:.$B$1000];&quot;&lt;=&quot;&amp;[.F127];[.$B$1:.$B$1000];&quot;&gt;&quot;&amp;[.F126])" office:value-type="float" office:value="0" calcext:value-type="float">
            <text:p>0</text:p>
          </table:table-cell>
          <table:table-cell table:formula="of:=[.$F$10]+[.G127]*[.$G$10]" office:value-type="float" office:value="7.05770813251907" calcext:value-type="float">
            <text:p>7.0577081325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table:style-name="Default" office:value-type="float" office:value="1.69535399280854" calcext:value-type="float">
            <text:p>1.6953539928</text:p>
          </table:table-cell>
          <table:table-cell table:number-columns-repeated="2"/>
          <table:table-cell table:formula="of:=COUNTIFS([.$B$1:.$B$1000];&quot;&lt;=&quot;&amp;[.F128];[.$B$1:.$B$1000];&quot;&gt;&quot;&amp;[.F127])" office:value-type="float" office:value="0" calcext:value-type="float">
            <text:p>0</text:p>
          </table:table-cell>
          <table:table-cell table:formula="of:=[.$F$10]+[.G128]*[.$G$10]" office:value-type="float" office:value="7.10663195172901" calcext:value-type="float">
            <text:p>7.106631951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table:style-name="Default" office:value-type="float" office:value="1.53932812641904" calcext:value-type="float">
            <text:p>1.5393281264</text:p>
          </table:table-cell>
          <table:table-cell table:number-columns-repeated="2"/>
          <table:table-cell table:formula="of:=COUNTIFS([.$B$1:.$B$1000];&quot;&lt;=&quot;&amp;[.F129];[.$B$1:.$B$1000];&quot;&gt;&quot;&amp;[.F128])" office:value-type="float" office:value="0" calcext:value-type="float">
            <text:p>0</text:p>
          </table:table-cell>
          <table:table-cell table:formula="of:=[.$F$10]+[.G129]*[.$G$10]" office:value-type="float" office:value="7.15555577093895" calcext:value-type="float">
            <text:p>7.1555557709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table:style-name="Default" office:value-type="float" office:value="1.86088505209718" calcext:value-type="float">
            <text:p>1.8608850521</text:p>
          </table:table-cell>
          <table:table-cell table:number-columns-repeated="2"/>
          <table:table-cell table:formula="of:=COUNTIFS([.$B$1:.$B$1000];&quot;&lt;=&quot;&amp;[.F130];[.$B$1:.$B$1000];&quot;&gt;&quot;&amp;[.F129])" office:value-type="float" office:value="0" calcext:value-type="float">
            <text:p>0</text:p>
          </table:table-cell>
          <table:table-cell table:formula="of:=[.$F$10]+[.G130]*[.$G$10]" office:value-type="float" office:value="7.20447959014889" calcext:value-type="float">
            <text:p>7.204479590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table:style-name="Default" office:value-type="float" office:value="1.55864261608201" calcext:value-type="float">
            <text:p>1.5586426161</text:p>
          </table:table-cell>
          <table:table-cell table:number-columns-repeated="2"/>
          <table:table-cell table:formula="of:=COUNTIFS([.$B$1:.$B$1000];&quot;&lt;=&quot;&amp;[.F131];[.$B$1:.$B$1000];&quot;&gt;&quot;&amp;[.F130])" office:value-type="float" office:value="0" calcext:value-type="float">
            <text:p>0</text:p>
          </table:table-cell>
          <table:table-cell table:formula="of:=[.$F$10]+[.G131]*[.$G$10]" office:value-type="float" office:value="7.25340340935882" calcext:value-type="float">
            <text:p>7.2534034094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 office:value-type="float" office:value="1.86339424268212" calcext:value-type="float">
            <text:p>1.8633942427</text:p>
          </table:table-cell>
          <table:table-cell table:number-columns-repeated="2"/>
          <table:table-cell table:formula="of:=COUNTIFS([.$B$1:.$B$1000];&quot;&lt;=&quot;&amp;[.F132];[.$B$1:.$B$1000];&quot;&gt;&quot;&amp;[.F131])" office:value-type="float" office:value="0" calcext:value-type="float">
            <text:p>0</text:p>
          </table:table-cell>
          <table:table-cell table:formula="of:=[.$F$10]+[.G132]*[.$G$10]" office:value-type="float" office:value="7.30232722856876" calcext:value-type="float">
            <text:p>7.3023272286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table:style-name="Default" office:value-type="float" office:value="1.87455339722007" calcext:value-type="float">
            <text:p>1.8745533972</text:p>
          </table:table-cell>
          <table:table-cell table:number-columns-repeated="2"/>
          <table:table-cell table:formula="of:=COUNTIFS([.$B$1:.$B$1000];&quot;&lt;=&quot;&amp;[.F133];[.$B$1:.$B$1000];&quot;&gt;&quot;&amp;[.F132])" office:value-type="float" office:value="0" calcext:value-type="float">
            <text:p>0</text:p>
          </table:table-cell>
          <table:table-cell table:formula="of:=[.$F$10]+[.G133]*[.$G$10]" office:value-type="float" office:value="7.3512510477787" calcext:value-type="float">
            <text:p>7.3512510478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table:style-name="Default" office:value-type="float" office:value="1.92050037897007" calcext:value-type="float">
            <text:p>1.920500379</text:p>
          </table:table-cell>
          <table:table-cell table:number-columns-repeated="2"/>
          <table:table-cell table:formula="of:=COUNTIFS([.$B$1:.$B$1000];&quot;&lt;=&quot;&amp;[.F134];[.$B$1:.$B$1000];&quot;&gt;&quot;&amp;[.F133])" office:value-type="float" office:value="0" calcext:value-type="float">
            <text:p>0</text:p>
          </table:table-cell>
          <table:table-cell table:formula="of:=[.$F$10]+[.G134]*[.$G$10]" office:value-type="float" office:value="7.40017486698864" calcext:value-type="float">
            <text:p>7.40017486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table:style-name="Default" office:value-type="float" office:value="1.84947366214033" calcext:value-type="float">
            <text:p>1.8494736621</text:p>
          </table:table-cell>
          <table:table-cell table:number-columns-repeated="2"/>
          <table:table-cell table:formula="of:=COUNTIFS([.$B$1:.$B$1000];&quot;&lt;=&quot;&amp;[.F135];[.$B$1:.$B$1000];&quot;&gt;&quot;&amp;[.F134])" office:value-type="float" office:value="0" calcext:value-type="float">
            <text:p>0</text:p>
          </table:table-cell>
          <table:table-cell table:formula="of:=[.$F$10]+[.G135]*[.$G$10]" office:value-type="float" office:value="7.44909868619857" calcext:value-type="float">
            <text:p>7.4490986862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table:style-name="Default" office:value-type="float" office:value="1.96497744511381" calcext:value-type="float">
            <text:p>1.9649774451</text:p>
          </table:table-cell>
          <table:table-cell table:number-columns-repeated="2"/>
          <table:table-cell table:formula="of:=COUNTIFS([.$B$1:.$B$1000];&quot;&lt;=&quot;&amp;[.F136];[.$B$1:.$B$1000];&quot;&gt;&quot;&amp;[.F135])" office:value-type="float" office:value="0" calcext:value-type="float">
            <text:p>0</text:p>
          </table:table-cell>
          <table:table-cell table:formula="of:=[.$F$10]+[.G136]*[.$G$10]" office:value-type="float" office:value="7.49802250540851" calcext:value-type="float">
            <text:p>7.4980225054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table:style-name="Default" office:value-type="float" office:value="1.82657671060701" calcext:value-type="float">
            <text:p>1.8265767106</text:p>
          </table:table-cell>
          <table:table-cell table:number-columns-repeated="2"/>
          <table:table-cell table:formula="of:=COUNTIFS([.$B$1:.$B$1000];&quot;&lt;=&quot;&amp;[.F137];[.$B$1:.$B$1000];&quot;&gt;&quot;&amp;[.F136])" office:value-type="float" office:value="0" calcext:value-type="float">
            <text:p>0</text:p>
          </table:table-cell>
          <table:table-cell table:formula="of:=[.$F$10]+[.G137]*[.$G$10]" office:value-type="float" office:value="7.54694632461845" calcext:value-type="float">
            <text:p>7.5469463246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table:style-name="Default" office:value-type="float" office:value="2.49088526232465" calcext:value-type="float">
            <text:p>2.4908852623</text:p>
          </table:table-cell>
          <table:table-cell table:number-columns-repeated="2"/>
          <table:table-cell table:formula="of:=COUNTIFS([.$B$1:.$B$1000];&quot;&lt;=&quot;&amp;[.F138];[.$B$1:.$B$1000];&quot;&gt;&quot;&amp;[.F137])" office:value-type="float" office:value="0" calcext:value-type="float">
            <text:p>0</text:p>
          </table:table-cell>
          <table:table-cell table:formula="of:=[.$F$10]+[.G138]*[.$G$10]" office:value-type="float" office:value="7.59587014382839" calcext:value-type="float">
            <text:p>7.5958701438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table:style-name="Default" office:value-type="float" office:value="2.48693874755996" calcext:value-type="float">
            <text:p>2.4869387476</text:p>
          </table:table-cell>
          <table:table-cell table:number-columns-repeated="2"/>
          <table:table-cell table:formula="of:=COUNTIFS([.$B$1:.$B$1000];&quot;&lt;=&quot;&amp;[.F139];[.$B$1:.$B$1000];&quot;&gt;&quot;&amp;[.F138])" office:value-type="float" office:value="0" calcext:value-type="float">
            <text:p>0</text:p>
          </table:table-cell>
          <table:table-cell table:formula="of:=[.$F$10]+[.G139]*[.$G$10]" office:value-type="float" office:value="7.64479396303832" calcext:value-type="float">
            <text:p>7.644793963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table:style-name="Default" office:value-type="float" office:value="1.82539164258861" calcext:value-type="float">
            <text:p>1.8253916426</text:p>
          </table:table-cell>
          <table:table-cell table:number-columns-repeated="2"/>
          <table:table-cell table:formula="of:=COUNTIFS([.$B$1:.$B$1000];&quot;&lt;=&quot;&amp;[.F140];[.$B$1:.$B$1000];&quot;&gt;&quot;&amp;[.F139])" office:value-type="float" office:value="0" calcext:value-type="float">
            <text:p>0</text:p>
          </table:table-cell>
          <table:table-cell table:formula="of:=[.$F$10]+[.G140]*[.$G$10]" office:value-type="float" office:value="7.69371778224826" calcext:value-type="float">
            <text:p>7.6937177822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table:style-name="Default" office:value-type="float" office:value="2.08663347539104" calcext:value-type="float">
            <text:p>2.0866334754</text:p>
          </table:table-cell>
          <table:table-cell table:number-columns-repeated="2"/>
          <table:table-cell table:formula="of:=COUNTIFS([.$B$1:.$B$1000];&quot;&lt;=&quot;&amp;[.F141];[.$B$1:.$B$1000];&quot;&gt;&quot;&amp;[.F140])" office:value-type="float" office:value="0" calcext:value-type="float">
            <text:p>0</text:p>
          </table:table-cell>
          <table:table-cell table:formula="of:=[.$F$10]+[.G141]*[.$G$10]" office:value-type="float" office:value="7.7426416014582" calcext:value-type="float">
            <text:p>7.742641601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table:style-name="Default" office:value-type="float" office:value="1.64603392510969" calcext:value-type="float">
            <text:p>1.6460339251</text:p>
          </table:table-cell>
          <table:table-cell table:number-columns-repeated="2"/>
          <table:table-cell table:formula="of:=COUNTIFS([.$B$1:.$B$1000];&quot;&lt;=&quot;&amp;[.F142];[.$B$1:.$B$1000];&quot;&gt;&quot;&amp;[.F141])" office:value-type="float" office:value="0" calcext:value-type="float">
            <text:p>0</text:p>
          </table:table-cell>
          <table:table-cell table:formula="of:=[.$F$10]+[.G142]*[.$G$10]" office:value-type="float" office:value="7.79156542066814" calcext:value-type="float">
            <text:p>7.7915654207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table:style-name="Default" office:value-type="float" office:value="1.66652817048272" calcext:value-type="float">
            <text:p>1.6665281705</text:p>
          </table:table-cell>
          <table:table-cell table:number-columns-repeated="2"/>
          <table:table-cell table:formula="of:=COUNTIFS([.$B$1:.$B$1000];&quot;&lt;=&quot;&amp;[.F143];[.$B$1:.$B$1000];&quot;&gt;&quot;&amp;[.F142])" office:value-type="float" office:value="0" calcext:value-type="float">
            <text:p>0</text:p>
          </table:table-cell>
          <table:table-cell table:formula="of:=[.$F$10]+[.G143]*[.$G$10]" office:value-type="float" office:value="7.84048923987807" calcext:value-type="float">
            <text:p>7.840489239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table:style-name="Default" office:value-type="float" office:value="2.01524762386883" calcext:value-type="float">
            <text:p>2.0152476239</text:p>
          </table:table-cell>
          <table:table-cell table:number-columns-repeated="2"/>
          <table:table-cell table:formula="of:=COUNTIFS([.$B$1:.$B$1000];&quot;&lt;=&quot;&amp;[.F144];[.$B$1:.$B$1000];&quot;&gt;&quot;&amp;[.F143])" office:value-type="float" office:value="0" calcext:value-type="float">
            <text:p>0</text:p>
          </table:table-cell>
          <table:table-cell table:formula="of:=[.$F$10]+[.G144]*[.$G$10]" office:value-type="float" office:value="7.88941305908801" calcext:value-type="float">
            <text:p>7.8894130591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table:style-name="Default" office:value-type="float" office:value="1.7161208976209" calcext:value-type="float">
            <text:p>1.7161208976</text:p>
          </table:table-cell>
          <table:table-cell table:number-columns-repeated="2"/>
          <table:table-cell table:formula="of:=COUNTIFS([.$B$1:.$B$1000];&quot;&lt;=&quot;&amp;[.F145];[.$B$1:.$B$1000];&quot;&gt;&quot;&amp;[.F144])" office:value-type="float" office:value="0" calcext:value-type="float">
            <text:p>0</text:p>
          </table:table-cell>
          <table:table-cell table:formula="of:=[.$F$10]+[.G145]*[.$G$10]" office:value-type="float" office:value="7.93833687829795" calcext:value-type="float">
            <text:p>7.9383368783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table:style-name="Default" office:value-type="float" office:value="1.88935188548825" calcext:value-type="float">
            <text:p>1.8893518855</text:p>
          </table:table-cell>
          <table:table-cell table:number-columns-repeated="2"/>
          <table:table-cell table:formula="of:=COUNTIFS([.$B$1:.$B$1000];&quot;&lt;=&quot;&amp;[.F146];[.$B$1:.$B$1000];&quot;&gt;&quot;&amp;[.F145])" office:value-type="float" office:value="0" calcext:value-type="float">
            <text:p>0</text:p>
          </table:table-cell>
          <table:table-cell table:formula="of:=[.$F$10]+[.G146]*[.$G$10]" office:value-type="float" office:value="7.98726069750789" calcext:value-type="float">
            <text:p>7.9872606975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table:style-name="Default" office:value-type="float" office:value="2.15638402114159" calcext:value-type="float">
            <text:p>2.1563840211</text:p>
          </table:table-cell>
          <table:table-cell table:number-columns-repeated="2"/>
          <table:table-cell table:formula="of:=COUNTIFS([.$B$1:.$B$1000];&quot;&lt;=&quot;&amp;[.F147];[.$B$1:.$B$1000];&quot;&gt;&quot;&amp;[.F146])" office:value-type="float" office:value="0" calcext:value-type="float">
            <text:p>0</text:p>
          </table:table-cell>
          <table:table-cell table:formula="of:=[.$F$10]+[.G147]*[.$G$10]" office:value-type="float" office:value="8.03618451671782" calcext:value-type="float">
            <text:p>8.0361845167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table:style-name="Default" office:value-type="float" office:value="1.81468871588569" calcext:value-type="float">
            <text:p>1.8146887159</text:p>
          </table:table-cell>
          <table:table-cell table:number-columns-repeated="2"/>
          <table:table-cell table:formula="of:=COUNTIFS([.$B$1:.$B$1000];&quot;&lt;=&quot;&amp;[.F148];[.$B$1:.$B$1000];&quot;&gt;&quot;&amp;[.F147])" office:value-type="float" office:value="0" calcext:value-type="float">
            <text:p>0</text:p>
          </table:table-cell>
          <table:table-cell table:formula="of:=[.$F$10]+[.G148]*[.$G$10]" office:value-type="float" office:value="8.08510833592776" calcext:value-type="float">
            <text:p>8.0851083359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table:style-name="Default" office:value-type="float" office:value="1.51772520801309" calcext:value-type="float">
            <text:p>1.517725208</text:p>
          </table:table-cell>
          <table:table-cell table:number-columns-repeated="2"/>
          <table:table-cell table:formula="of:=COUNTIFS([.$B$1:.$B$1000];&quot;&lt;=&quot;&amp;[.F149];[.$B$1:.$B$1000];&quot;&gt;&quot;&amp;[.F148])" office:value-type="float" office:value="0" calcext:value-type="float">
            <text:p>0</text:p>
          </table:table-cell>
          <table:table-cell table:formula="of:=[.$F$10]+[.G149]*[.$G$10]" office:value-type="float" office:value="8.1340321551377" calcext:value-type="float">
            <text:p>8.134032155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table:style-name="Default" office:value-type="float" office:value="1.79243715151291" calcext:value-type="float">
            <text:p>1.7924371515</text:p>
          </table:table-cell>
          <table:table-cell table:number-columns-repeated="2"/>
          <table:table-cell table:formula="of:=COUNTIFS([.$B$1:.$B$1000];&quot;&lt;=&quot;&amp;[.F150];[.$B$1:.$B$1000];&quot;&gt;&quot;&amp;[.F149])" office:value-type="float" office:value="0" calcext:value-type="float">
            <text:p>0</text:p>
          </table:table-cell>
          <table:table-cell table:formula="of:=[.$F$10]+[.G150]*[.$G$10]" office:value-type="float" office:value="8.18295597434764" calcext:value-type="float">
            <text:p>8.1829559743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table:style-name="Default" office:value-type="float" office:value="1.49855040638374" calcext:value-type="float">
            <text:p>1.4985504064</text:p>
          </table:table-cell>
          <table:table-cell table:number-columns-repeated="2"/>
          <table:table-cell table:formula="of:=COUNTIFS([.$B$1:.$B$1000];&quot;&lt;=&quot;&amp;[.F151];[.$B$1:.$B$1000];&quot;&gt;&quot;&amp;[.F150])" office:value-type="float" office:value="0" calcext:value-type="float">
            <text:p>0</text:p>
          </table:table-cell>
          <table:table-cell table:formula="of:=[.$F$10]+[.G151]*[.$G$10]" office:value-type="float" office:value="8.23187979355757" calcext:value-type="float">
            <text:p>8.231879793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style-name="Default" office:value-type="float" office:value="1.42233165880136" calcext:value-type="float">
            <text:p>1.4223316588</text:p>
          </table:table-cell>
          <table:table-cell table:number-columns-repeated="2"/>
          <table:table-cell table:formula="of:=COUNTIFS([.$B$1:.$B$1000];&quot;&lt;=&quot;&amp;[.F152];[.$B$1:.$B$1000];&quot;&gt;&quot;&amp;[.F151])" office:value-type="float" office:value="0" calcext:value-type="float">
            <text:p>0</text:p>
          </table:table-cell>
          <table:table-cell table:formula="of:=[.$F$10]+[.G152]*[.$G$10]" office:value-type="float" office:value="8.28080361276751" calcext:value-type="float">
            <text:p>8.2808036128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table:style-name="Default" office:value-type="float" office:value="1.91684781828722" calcext:value-type="float">
            <text:p>1.9168478183</text:p>
          </table:table-cell>
          <table:table-cell table:number-columns-repeated="2"/>
          <table:table-cell table:formula="of:=COUNTIFS([.$B$1:.$B$1000];&quot;&lt;=&quot;&amp;[.F153];[.$B$1:.$B$1000];&quot;&gt;&quot;&amp;[.F152])" office:value-type="float" office:value="0" calcext:value-type="float">
            <text:p>0</text:p>
          </table:table-cell>
          <table:table-cell table:formula="of:=[.$F$10]+[.G153]*[.$G$10]" office:value-type="float" office:value="8.32972743197745" calcext:value-type="float">
            <text:p>8.329727432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/>
          <table:table-cell table:style-name="Default" office:value-type="float" office:value="1.71849194632528" calcext:value-type="float">
            <text:p>1.7184919463</text:p>
          </table:table-cell>
          <table:table-cell table:number-columns-repeated="2"/>
          <table:table-cell table:formula="of:=COUNTIFS([.$B$1:.$B$1000];&quot;&lt;=&quot;&amp;[.F154];[.$B$1:.$B$1000];&quot;&gt;&quot;&amp;[.F153])" office:value-type="float" office:value="0" calcext:value-type="float">
            <text:p>0</text:p>
          </table:table-cell>
          <table:table-cell table:formula="of:=[.$F$10]+[.G154]*[.$G$10]" office:value-type="float" office:value="8.37865125118739" calcext:value-type="float">
            <text:p>8.3786512512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/>
          <table:table-cell table:style-name="Default" office:value-type="float" office:value="1.68775683351441" calcext:value-type="float">
            <text:p>1.6877568335</text:p>
          </table:table-cell>
          <table:table-cell table:number-columns-repeated="2"/>
          <table:table-cell table:formula="of:=COUNTIFS([.$B$1:.$B$1000];&quot;&lt;=&quot;&amp;[.F155];[.$B$1:.$B$1000];&quot;&gt;&quot;&amp;[.F154])" office:value-type="float" office:value="0" calcext:value-type="float">
            <text:p>0</text:p>
          </table:table-cell>
          <table:table-cell table:formula="of:=[.$F$10]+[.G155]*[.$G$10]" office:value-type="float" office:value="8.42757507039732" calcext:value-type="float">
            <text:p>8.427575070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table:style-name="Default" office:value-type="float" office:value="1.40611040642859" calcext:value-type="float">
            <text:p>1.4061104064</text:p>
          </table:table-cell>
          <table:table-cell table:number-columns-repeated="2"/>
          <table:table-cell table:formula="of:=COUNTIFS([.$B$1:.$B$1000];&quot;&lt;=&quot;&amp;[.F156];[.$B$1:.$B$1000];&quot;&gt;&quot;&amp;[.F155])" office:value-type="float" office:value="0" calcext:value-type="float">
            <text:p>0</text:p>
          </table:table-cell>
          <table:table-cell table:formula="of:=[.$F$10]+[.G156]*[.$G$10]" office:value-type="float" office:value="8.47649888960726" calcext:value-type="float">
            <text:p>8.4764988896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table:style-name="Default" office:value-type="float" office:value="1.63326305849033" calcext:value-type="float">
            <text:p>1.6332630585</text:p>
          </table:table-cell>
          <table:table-cell table:number-columns-repeated="2"/>
          <table:table-cell table:formula="of:=COUNTIFS([.$B$1:.$B$1000];&quot;&lt;=&quot;&amp;[.F157];[.$B$1:.$B$1000];&quot;&gt;&quot;&amp;[.F156])" office:value-type="float" office:value="0" calcext:value-type="float">
            <text:p>0</text:p>
          </table:table-cell>
          <table:table-cell table:formula="of:=[.$F$10]+[.G157]*[.$G$10]" office:value-type="float" office:value="8.5254227088172" calcext:value-type="float">
            <text:p>8.525422708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table:style-name="Default" office:value-type="float" office:value="1.72370511923542" calcext:value-type="float">
            <text:p>1.7237051192</text:p>
          </table:table-cell>
          <table:table-cell table:number-columns-repeated="2"/>
          <table:table-cell table:formula="of:=COUNTIFS([.$B$1:.$B$1000];&quot;&lt;=&quot;&amp;[.F158];[.$B$1:.$B$1000];&quot;&gt;&quot;&amp;[.F157])" office:value-type="float" office:value="0" calcext:value-type="float">
            <text:p>0</text:p>
          </table:table-cell>
          <table:table-cell table:formula="of:=[.$F$10]+[.G158]*[.$G$10]" office:value-type="float" office:value="8.57434652802714" calcext:value-type="float">
            <text:p>8.574346528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table:style-name="Default" office:value-type="float" office:value="1.93228888675859" calcext:value-type="float">
            <text:p>1.9322888868</text:p>
          </table:table-cell>
          <table:table-cell table:number-columns-repeated="2"/>
          <table:table-cell table:formula="of:=COUNTIFS([.$B$1:.$B$1000];&quot;&lt;=&quot;&amp;[.F159];[.$B$1:.$B$1000];&quot;&gt;&quot;&amp;[.F158])" office:value-type="float" office:value="0" calcext:value-type="float">
            <text:p>0</text:p>
          </table:table-cell>
          <table:table-cell table:formula="of:=[.$F$10]+[.G159]*[.$G$10]" office:value-type="float" office:value="8.62327034723707" calcext:value-type="float">
            <text:p>8.623270347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table:style-name="Default" office:value-type="float" office:value="2.32729493065856" calcext:value-type="float">
            <text:p>2.3272949307</text:p>
          </table:table-cell>
          <table:table-cell table:number-columns-repeated="2"/>
          <table:table-cell table:formula="of:=COUNTIFS([.$B$1:.$B$1000];&quot;&lt;=&quot;&amp;[.F160];[.$B$1:.$B$1000];&quot;&gt;&quot;&amp;[.F159])" office:value-type="float" office:value="0" calcext:value-type="float">
            <text:p>0</text:p>
          </table:table-cell>
          <table:table-cell table:formula="of:=[.$F$10]+[.G160]*[.$G$10]" office:value-type="float" office:value="8.67219416644701" calcext:value-type="float">
            <text:p>8.6721941664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table:style-name="Default" office:value-type="float" office:value="2.53240909819698" calcext:value-type="float">
            <text:p>2.5324090982</text:p>
          </table:table-cell>
          <table:table-cell table:number-columns-repeated="2"/>
          <table:table-cell table:formula="of:=COUNTIFS([.$B$1:.$B$1000];&quot;&lt;=&quot;&amp;[.F161];[.$B$1:.$B$1000];&quot;&gt;&quot;&amp;[.F160])" office:value-type="float" office:value="0" calcext:value-type="float">
            <text:p>0</text:p>
          </table:table-cell>
          <table:table-cell table:formula="of:=[.$F$10]+[.G161]*[.$G$10]" office:value-type="float" office:value="8.72111798565695" calcext:value-type="float">
            <text:p>8.7211179857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table:style-name="Default" office:value-type="float" office:value="1.88091647297708" calcext:value-type="float">
            <text:p>1.880916473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79170583400887" calcext:value-type="float">
            <text:p>1.791705834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68524533771504" calcext:value-type="float">
            <text:p>1.6852453377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53642728371516" calcext:value-type="float">
            <text:p>1.5364272837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6187760185942" calcext:value-type="float">
            <text:p>1.6187760186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2.01012525297374" calcext:value-type="float">
            <text:p>2.010125253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6800115484964" calcext:value-type="float">
            <text:p>1.680011548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97143379684288" calcext:value-type="float">
            <text:p>1.9714337968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49639071590587" calcext:value-type="float">
            <text:p>1.4963907159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78506071257586" calcext:value-type="float">
            <text:p>1.7850607126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81234739054436" calcext:value-type="float">
            <text:p>1.812347390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2.04268127215096" calcext:value-type="float">
            <text:p>2.042681272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63949274518971" calcext:value-type="float">
            <text:p>1.639492745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2.30263968018514" calcext:value-type="float">
            <text:p>2.302639680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47685519867338" calcext:value-type="float">
            <text:p>1.4768551987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50643910746941" calcext:value-type="float">
            <text:p>1.506439107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92448813532146" calcext:value-type="float">
            <text:p>1.9244881353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63600213198698" calcext:value-type="float">
            <text:p>1.63600213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65549234323477" calcext:value-type="float">
            <text:p>1.655492343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2.35546486734365" calcext:value-type="float">
            <text:p>2.3554648673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58184769327194" calcext:value-type="float">
            <text:p>1.5818476933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88338520906703" calcext:value-type="float">
            <text:p>1.8833852091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79298863930682" calcext:value-type="float">
            <text:p>1.7929886393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2.23514607950971" calcext:value-type="float">
            <text:p>2.235146079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89298450651481" calcext:value-type="float">
            <text:p>1.892984506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48782479697631" calcext:value-type="float">
            <text:p>1.487824797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2.29107172401111" calcext:value-type="float">
            <text:p>2.291071724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93643881875699" calcext:value-type="float">
            <text:p>1.9364388188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67483480100147" calcext:value-type="float">
            <text:p>1.674834801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69190586069374" calcext:value-type="float">
            <text:p>1.6919058607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46889559598651" calcext:value-type="float">
            <text:p>1.468895596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2.41028274699488" calcext:value-type="float">
            <text:p>2.410282747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82532496347649" calcext:value-type="float">
            <text:p>1.825324963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2.20200686350686" calcext:value-type="float">
            <text:p>2.202006863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2.1764715682746" calcext:value-type="float">
            <text:p>2.1764715683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2.78004131951101" calcext:value-type="float">
            <text:p>2.780041319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5411227089409" calcext:value-type="float">
            <text:p>1.5411227089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90694105613803" calcext:value-type="float">
            <text:p>1.9069410561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.97804071349526" calcext:value-type="float">
            <text:p>1.9780407135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 table:number-rows-repeated="8"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3" table:number-columns-repeated="2"/>
        </table:table-row>
        <table:table-row table:style-name="ro1">
          <table:table-cell table:number-columns-repeated="7"/>
        </table:table-row>
        <table:table-row table:style-name="ro1" table:number-rows-repeated="40">
          <table:table-cell table:number-columns-repeated="4"/>
          <table:table-cell table:style-name="ce2"/>
          <table:table-cell table:number-columns-repeated="2"/>
        </table:table-row>
        <table:table-row table:style-name="ro1" table:number-rows-repeated="49">
          <table:table-cell table:number-columns-repeated="7"/>
        </table:table-row>
        <table:table-row table:style-name="ro1" table:number-rows-repeated="99">
          <table:table-cell table:style-name="ce4"/>
          <table:table-cell table:style-name="Default"/>
          <table:table-cell table:number-columns-repeated="5"/>
        </table:table-row>
        <table:table-row table:style-name="ro1">
          <table:table-cell table:style-name="ce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11:22:16.669443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4:00:18.228458400</meta:creation-date>
    <dc:date>2014-07-14T12:13:37.971874320</dc:date>
    <meta:editing-duration>PT16M25S</meta:editing-duration>
    <meta:editing-cycles>5</meta:editing-cycles>
    <meta:generator>LibreOffice/4.2.4.2$Linux_X86_64 LibreOffice_project/420m0$Build-2</meta:generator>
    <meta:document-statistic meta:table-count="2" meta:cell-count="667" meta:object-count="0"/>
  </office:meta>
</office:document-meta>
</file>